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 lang="en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title&gt;Secure Password Generator&lt;/title&gt;</text:p>
      <text:p text:style-name="Standard"><text:s text:c="4"/>&lt;script src="https://cdn.tailwindcss.com"&gt;&lt;/script&gt;</text:p>
      <text:p text:style-name="Standard"><text:s text:c="4"/>&lt;link rel="stylesheet" href="https://cdnjs.cloudflare.com/ajax/libs/font-awesome/6.4.0/css/all.min.css"&gt;</text:p>
      <text:p text:style-name="Standard"><text:s text:c="4"/>&lt;style&gt;</text:p>
      <text:p text:style-name="Standard"><text:s text:c="8"/>.strength-bar {</text:p>
      <text:p text:style-name="Standard"><text:s text:c="12"/>height: 8px;</text:p>
      <text:p text:style-name="Standard"><text:s text:c="12"/>width: 100%;</text:p>
      <text:p text:style-name="Standard"><text:s text:c="12"/>background-color: #e5e7eb;</text:p>
      <text:p text:style-name="Standard"><text:s text:c="12"/>border-radius: 4px;</text:p>
      <text:p text:style-name="Standard"><text:s text:c="12"/>margin-top: 8px;</text:p>
      <text:p text:style-name="Standard"><text:s text:c="12"/>overflow: hidden;</text:p>
      <text:p text:style-name="Standard"><text:s text:c="8"/>}</text:p>
      <text:p text:style-name="Standard"><text:s text:c="8"/>.strength-meter {</text:p>
      <text:p text:style-name="Standard"><text:s text:c="12"/>height: 100%;</text:p>
      <text:p text:style-name="Standard"><text:s text:c="12"/>width: 0;</text:p>
      <text:p text:style-name="Standard"><text:s text:c="12"/>transition: width 0.3s ease-in-out;</text:p>
      <text:p text:style-name="Standard"><text:s text:c="8"/>}</text:p>
      <text:p text:style-name="Standard"><text:s text:c="8"/>.strength-weak {</text:p>
      <text:p text:style-name="Standard"><text:s text:c="12"/>background-color: #F87171;</text:p>
      <text:p text:style-name="Standard"><text:s text:c="8"/>}</text:p>
      <text:p text:style-name="Standard"><text:s text:c="8"/>.strength-medium {</text:p>
      <text:p text:style-name="Standard"><text:s text:c="12"/>background-color: #FBBF24;</text:p>
      <text:p text:style-name="Standard"><text:s text:c="8"/>}</text:p>
      <text:p text:style-name="Standard"><text:s text:c="8"/>.strength-strong {</text:p>
      <text:p text:style-name="Standard"><text:s text:c="12"/>background-color: #34D399;</text:p>
      <text:p text:style-name="Standard"><text:s text:c="8"/>}</text:p>
      <text:p text:style-name="Standard"><text:s text:c="8"/>.format-card {</text:p>
      <text:p text:style-name="Standard"><text:s text:c="12"/>transition: all 0.2s ease-in-out;</text:p>
      <text:p text:style-name="Standard"><text:s text:c="8"/>}</text:p>
      <text:p text:style-name="Standard"><text:s text:c="8"/>.format-card:hover {</text:p>
      <text:p text:style-name="Standard"><text:s text:c="12"/>transform: translateY(-2px);</text:p>
      <text:p text:style-name="Standard"><text:s text:c="8"/>}</text:p>
      <text:p text:style-name="Standard"><text:s text:c="8"/>.toast {</text:p>
      <text:p text:style-name="Standard"><text:s text:c="12"/>position: fixed;</text:p>
      <text:p text:style-name="Standard"><text:s text:c="12"/>bottom: 20px;</text:p>
      <text:p text:style-name="Standard"><text:s text:c="12"/>right: 20px;</text:p>
      <text:p text:style-name="Standard"><text:s text:c="12"/>background-color: #10B981;</text:p>
      <text:p text:style-name="Standard"><text:s text:c="12"/>color: white;</text:p>
      <text:p text:style-name="Standard"><text:s text:c="12"/>padding: 12px 24px;</text:p>
      <text:p text:style-name="Standard"><text:s text:c="12"/>border-radius: 8px;</text:p>
      <text:p text:style-name="Standard"><text:s text:c="12"/>box-shadow: 0 4px 6px rgba(0, 0, 0, 0.1);</text:p>
      <text:p text:style-name="Standard"><text:s text:c="12"/>transform: translateY(100px);</text:p>
      <text:p text:style-name="Standard"><text:s text:c="12"/>opacity: 0;</text:p>
      <text:p text:style-name="Standard"><text:s text:c="12"/>transition: all 0.3s ease-in-out;</text:p>
      <text:p text:style-name="Standard"><text:s text:c="12"/>z-index: 1000;</text:p>
      <text:p text:style-name="Standard"><text:s text:c="8"/>}</text:p>
      <text:p text:style-name="Standard"><text:soft-page-break/><text:s text:c="8"/>.toast.show {</text:p>
      <text:p text:style-name="Standard"><text:s text:c="12"/>transform: translateY(0);</text:p>
      <text:p text:style-name="Standard"><text:s text:c="12"/>opacity: 1;</text:p>
      <text:p text:style-name="Standard"><text:s text:c="8"/>}</text:p>
      <text:p text:style-name="Standard"><text:s text:c="8"/>.modal {</text:p>
      <text:p text:style-name="Standard"><text:s text:c="12"/>display: none;</text:p>
      <text:p text:style-name="Standard"><text:s text:c="12"/>position: fixed;</text:p>
      <text:p text:style-name="Standard"><text:s text:c="12"/>z-index: 1000;</text:p>
      <text:p text:style-name="Standard"><text:s text:c="12"/>left: 0;</text:p>
      <text:p text:style-name="Standard"><text:s text:c="12"/>top: 0;</text:p>
      <text:p text:style-name="Standard"><text:s text:c="12"/>width: 100%;</text:p>
      <text:p text:style-name="Standard"><text:s text:c="12"/>height: 100%;</text:p>
      <text:p text:style-name="Standard"><text:s text:c="12"/>background-color: rgba(0, 0, 0, 0.5);</text:p>
      <text:p text:style-name="Standard"><text:s text:c="12"/>overflow-y: auto;</text:p>
      <text:p text:style-name="Standard"><text:s text:c="8"/>}</text:p>
      <text:p text:style-name="Standard"><text:s text:c="8"/>.modal-content {</text:p>
      <text:p text:style-name="Standard"><text:s text:c="12"/>background-color: #fefefe;</text:p>
      <text:p text:style-name="Standard"><text:s text:c="12"/>margin: 5% auto;</text:p>
      <text:p text:style-name="Standard"><text:s text:c="12"/>padding: 20px;</text:p>
      <text:p text:style-name="Standard"><text:s text:c="12"/>border: 1px solid #888;</text:p>
      <text:p text:style-name="Standard"><text:s text:c="12"/>width: 90%;</text:p>
      <text:p text:style-name="Standard"><text:s text:c="12"/>max-width: 800px;</text:p>
      <text:p text:style-name="Standard"><text:s text:c="12"/>border-radius: 10px;</text:p>
      <text:p text:style-name="Standard"><text:s text:c="12"/>max-height: 80vh;</text:p>
      <text:p text:style-name="Standard"><text:s text:c="12"/>overflow-y: auto;</text:p>
      <text:p text:style-name="Standard"><text:s text:c="8"/>}</text:p>
      <text:p text:style-name="Standard"><text:s text:c="8"/>.close {</text:p>
      <text:p text:style-name="Standard"><text:s text:c="12"/>color: #aaa;</text:p>
      <text:p text:style-name="Standard"><text:s text:c="12"/>float: right;</text:p>
      <text:p text:style-name="Standard"><text:s text:c="12"/>font-size: 28px;</text:p>
      <text:p text:style-name="Standard"><text:s text:c="12"/>font-weight: bold;</text:p>
      <text:p text:style-name="Standard"><text:s text:c="12"/>cursor: pointer;</text:p>
      <text:p text:style-name="Standard"><text:s text:c="8"/>}</text:p>
      <text:p text:style-name="Standard"><text:s text:c="8"/>.close:hover {</text:p>
      <text:p text:style-name="Standard"><text:s text:c="12"/>color: black;</text:p>
      <text:p text:style-name="Standard"><text:s text:c="8"/>}</text:p>
      <text:p text:style-name="Standard"><text:s text:c="8"/>.security-tip-card {</text:p>
      <text:p text:style-name="Standard"><text:s text:c="12"/>transition: all 0.3s ease;</text:p>
      <text:p text:style-name="Standard"><text:s text:c="8"/>}</text:p>
      <text:p text:style-name="Standard"><text:s text:c="8"/>.security-tip-card:hover {</text:p>
      <text:p text:style-name="Standard"><text:s text:c="12"/>transform: translateY(-5px);</text:p>
      <text:p text:style-name="Standard"><text:s text:c="12"/>box-shadow: 0 10px 20px rgba(0, 0, 0, 0.1);</text:p>
      <text:p text:style-name="Standard"><text:s text:c="8"/>}</text:p>
      <text:p text:style-name="Standard"><text:s text:c="8"/>.faq-item {</text:p>
      <text:p text:style-name="Standard"><text:s text:c="12"/>border-bottom: 1px solid #e5e7eb;</text:p>
      <text:p text:style-name="Standard"><text:s text:c="12"/>padding-bottom: 1rem;</text:p>
      <text:p text:style-name="Standard"><text:s text:c="12"/>margin-bottom: 1rem;</text:p>
      <text:p text:style-name="Standard"><text:s text:c="8"/>}</text:p>
      <text:p text:style-name="Standard"><text:s text:c="8"/>.faq-question {</text:p>
      <text:p text:style-name="Standard"><text:s text:c="12"/>cursor: pointer;</text:p>
      <text:p text:style-name="Standard"><text:s text:c="12"/>display: flex;</text:p>
      <text:p text:style-name="Standard"><text:s text:c="12"/>justify-content: space-between;</text:p>
      <text:p text:style-name="Standard"><text:soft-page-break/><text:s text:c="12"/>align-items: center;</text:p>
      <text:p text:style-name="Standard"><text:s text:c="12"/>font-weight: 600;</text:p>
      <text:p text:style-name="Standard"><text:s text:c="8"/>}</text:p>
      <text:p text:style-name="Standard"><text:s text:c="8"/>.faq-answer {</text:p>
      <text:p text:style-name="Standard"><text:s text:c="12"/>margin-top: 0.5rem;</text:p>
      <text:p text:style-name="Standard"><text:s text:c="12"/>color: #4b5563;</text:p>
      <text:p text:style-name="Standard"><text:s text:c="12"/>display: none;</text:p>
      <text:p text:style-name="Standard"><text:s text:c="8"/>}</text:p>
      <text:p text:style-name="Standard"><text:s text:c="8"/>.faq-answer.active {</text:p>
      <text:p text:style-name="Standard"><text:s text:c="12"/>display: block;</text:p>
      <text:p text:style-name="Standard"><text:s text:c="8"/>}</text:p>
      <text:p text:style-name="Standard"><text:s text:c="8"/>.mobile-menu {</text:p>
      <text:p text:style-name="Standard"><text:s text:c="12"/>display: none;</text:p>
      <text:p text:style-name="Standard"><text:s text:c="12"/>position: absolute;</text:p>
      <text:p text:style-name="Standard"><text:s text:c="12"/>top: 100%;</text:p>
      <text:p text:style-name="Standard"><text:s text:c="12"/>left: 0;</text:p>
      <text:p text:style-name="Standard"><text:s text:c="12"/>right: 0;</text:p>
      <text:p text:style-name="Standard"><text:s text:c="12"/>background: white;</text:p>
      <text:p text:style-name="Standard"><text:s text:c="12"/>box-shadow: 0 4px 6px rgba(0, 0, 0, 0.1);</text:p>
      <text:p text:style-name="Standard"><text:s text:c="12"/>border-radius: 0 0 8px 8px;</text:p>
      <text:p text:style-name="Standard"><text:s text:c="12"/>z-index: 50;</text:p>
      <text:p text:style-name="Standard"><text:s text:c="8"/>}</text:p>
      <text:p text:style-name="Standard"><text:s text:c="8"/>.mobile-menu.active {</text:p>
      <text:p text:style-name="Standard"><text:s text:c="12"/>display: block;</text:p>
      <text:p text:style-name="Standard"><text:s text:c="8"/>}</text:p>
      <text:p text:style-name="Standard"><text:s text:c="8"/>.content-section {</text:p>
      <text:p text:style-name="Standard"><text:s text:c="12"/>display: none;</text:p>
      <text:p text:style-name="Standard"><text:s text:c="8"/>}</text:p>
      <text:p text:style-name="Standard"><text:s text:c="8"/>.content-section.active {</text:p>
      <text:p text:style-name="Standard"><text:s text:c="12"/>display: block;</text:p>
      <text:p text:style-name="Standard"><text:s text:c="8"/>}</text:p>
      <text:p text:style-name="Standard"><text:s text:c="8"/>html {</text:p>
      <text:p text:style-name="Standard"><text:s text:c="12"/>scroll-behavior: smooth;</text:p>
      <text:p text:style-name="Standard"><text:s text:c="8"/>}</text:p>
      <text:p text:style-name="Standard"><text:s text:c="8"/>.nav-link {</text:p>
      <text:p text:style-name="Standard"><text:s text:c="12"/>position: relative;</text:p>
      <text:p text:style-name="Standard"><text:s text:c="8"/>}</text:p>
      <text:p text:style-name="Standard"><text:s text:c="8"/>.nav-link::after {</text:p>
      <text:p text:style-name="Standard"><text:s text:c="12"/>content: '';</text:p>
      <text:p text:style-name="Standard"><text:s text:c="12"/>position: absolute;</text:p>
      <text:p text:style-name="Standard"><text:s text:c="12"/>width: 0;</text:p>
      <text:p text:style-name="Standard"><text:s text:c="12"/>height: 2px;</text:p>
      <text:p text:style-name="Standard"><text:s text:c="12"/>bottom: -5px;</text:p>
      <text:p text:style-name="Standard"><text:s text:c="12"/>left: 0;</text:p>
      <text:p text:style-name="Standard"><text:s text:c="12"/>background-color: #2563eb;</text:p>
      <text:p text:style-name="Standard"><text:s text:c="12"/>transition: width 0.3s ease;</text:p>
      <text:p text:style-name="Standard"><text:s text:c="8"/>}</text:p>
      <text:p text:style-name="Standard"><text:s text:c="8"/>.nav-link.active::after {</text:p>
      <text:p text:style-name="Standard"><text:s text:c="12"/>width: 100%;</text:p>
      <text:p text:style-name="Standard"><text:s text:c="8"/>}</text:p>
      <text:p text:style-name="Standard"><text:s text:c="4"/>&lt;/style&gt;</text:p>
      <text:p text:style-name="Standard">&lt;/head&gt;</text:p>
      <text:p text:style-name="Standard"><text:soft-page-break/>&lt;body class="bg-gray-50 min-h-screen"&gt;</text:p>
      <text:p text:style-name="Standard"><text:s text:c="4"/>&lt;!-- Toast Notification --&gt;</text:p>
      <text:p text:style-name="Standard"><text:s text:c="4"/>&lt;div id="toast" class="toast"&gt;</text:p>
      <text:p text:style-name="Standard"><text:s text:c="8"/>&lt;span id="toast-message"&gt;Password copied to clipboard!&lt;/span&gt;</text:p>
      <text:p text:style-name="Standard"><text:s text:c="4"/>&lt;/div&gt;</text:p>
      <text:p text:style-name="Standard"/>
      <text:p text:style-name="Standard"><text:s text:c="4"/>&lt;!-- Privacy Policy Modal --&gt;</text:p>
      <text:p text:style-name="Standard"><text:s text:c="4"/>&lt;div id="privacyModal" class="modal"&gt;</text:p>
      <text:p text:style-name="Standard"><text:s text:c="8"/>&lt;div class="modal-content"&gt;</text:p>
      <text:p text:style-name="Standard"><text:s text:c="12"/>&lt;span class="close"&gt;&amp;times;&lt;/span&gt;</text:p>
      <text:p text:style-name="Standard"><text:s text:c="12"/>&lt;h2 class="text-2xl font-bold mb-4"&gt;Privacy Policy&lt;/h2&gt;</text:p>
      <text:p text:style-name="Standard"><text:s text:c="12"/>&lt;div class="prose max-w-none"&gt;</text:p>
      <text:p text:style-name="Standard"><text:s text:c="16"/>&lt;h3 class="text-xl font-semibold mt-4 mb-2"&gt;Information We Collect&lt;/h3&gt;</text:p>
      <text:p text:style-name="Standard"><text:s text:c="16"/>&lt;p&gt;Our Password Generator &amp; Checker does not collect any personal information. All password generation and checking happens locally in your browser. We do not store, transmit, or save any passwords you generate.&lt;/p&gt;</text:p>
      <text:p text:style-name="Standard"><text:s text:c="16"/></text:p>
      <text:p text:style-name="Standard"><text:s text:c="16"/>&lt;h3 class="text-xl font-semibold mt-4 mb-2"&gt;Password Safety Check&lt;/h3&gt;</text:p>
      <text:p text:style-name="Standard"><text:s text:c="16"/>&lt;p&gt;When you use the "Check Password Safety" feature, we send a secure, anonymized hash of your password to the Have I Been Pwned API. This service uses k-anonymity to ensure your actual password is never transmitted or stored.&lt;/p&gt;</text:p>
      <text:p text:style-name="Standard"><text:s text:c="16"/></text:p>
      <text:p text:style-name="Standard"><text:s text:c="16"/>&lt;h3 class="text-xl font-semibold mt-4 mb-2"&gt;Local Storage&lt;/h3&gt;</text:p>
      <text:p text:style-name="Standard"><text:s text:c="16"/>&lt;p&gt;We use your browser's local storage to save your password format preferences. This data is stored locally on your device and is not transmitted to our servers or any third parties.&lt;/p&gt;</text:p>
      <text:p text:style-name="Standard"><text:s text:c="16"/></text:p>
      <text:p text:style-name="Standard"><text:s text:c="16"/>&lt;h3 class="text-xl font-semibold mt-4 mb-2"&gt;Cookies&lt;/h3&gt;</text:p>
      <text:p text:style-name="Standard"><text:s text:c="16"/>&lt;p&gt;We do not use cookies or any tracking technologies on our website.&lt;/p&gt;</text:p>
      <text:p text:style-name="Standard"><text:s text:c="16"/></text:p>
      <text:p text:style-name="Standard"><text:s text:c="16"/>&lt;h3 class="text-xl font-semibold mt-4 mb-2"&gt;Third-Party Services&lt;/h3&gt;</text:p>
      <text:p text:style-name="Standard"><text:s text:c="16"/>&lt;p&gt;We use the Have I Been Pwned API for password breach checking. Please review their privacy policy for more information about how they handle data.&lt;/p&gt;</text:p>
      <text:p text:style-name="Standard"><text:s text:c="16"/></text:p>
      <text:p text:style-name="Standard"><text:s text:c="16"/>&lt;h3 class="text-xl font-semibold mt-4 mb-2"&gt;Children's Privacy&lt;/h3&gt;</text:p>
      <text:p text:style-name="Standard"><text:s text:c="16"/>&lt;p&gt;Our service is not directed to children under 13. We do not knowingly collect personal information from children under 13.&lt;/p&gt;</text:p>
      <text:p text:style-name="Standard"><text:s text:c="16"/></text:p>
      <text:p text:style-name="Standard"><text:s text:c="16"/>&lt;h3 class="text-xl font-semibold mt-4 mb-2"&gt;Changes to This Policy&lt;/h3&gt;</text:p>
      <text:p text:style-name="Standard"><text:s text:c="16"/>&lt;p&gt;We may update this privacy policy from time to time. Changes will be posted on this page.&lt;/p&gt;</text:p>
      <text:p text:style-name="Standard"><text:s text:c="16"/></text:p>
      <text:p text:style-name="Standard"><text:s text:c="16"/>&lt;h3 class="text-xl font-semibold mt-4 mb-2"&gt;Contact Us&lt;/h3&gt;</text:p>
      <text:p text:style-name="Standard"><text:s text:c="16"/>&lt;p&gt;If you have any questions about this privacy policy, please contact us at privacy@securepasswordgenerator.com&lt;/p&gt;</text:p>
      <text:p text:style-name="Standard"><text:s text:c="12"/>&lt;/div&gt;</text:p>
      <text:p text:style-name="Standard"><text:s text:c="8"/>&lt;/div&gt;</text:p>
      <text:p text:style-name="Standard"><text:s text:c="4"/>&lt;/div&gt;</text:p>
      <text:p text:style-name="Standard"/>
      <text:p text:style-name="Standard"><text:s text:c="4"/>&lt;!-- Terms of Service Modal --&gt;</text:p>
      <text:p text:style-name="Standard"><text:s text:c="4"/>&lt;div id="termsModal" class="modal"&gt;</text:p>
      <text:p text:style-name="Standard"><text:s text:c="8"/>&lt;div class="modal-content"&gt;</text:p>
      <text:p text:style-name="Standard"><text:s text:c="12"/>&lt;span class="close"&gt;&amp;times;&lt;/span&gt;</text:p>
      <text:p text:style-name="Standard"><text:soft-page-break/><text:s text:c="12"/>&lt;h2 class="text-2xl font-bold mb-4"&gt;Terms of Service&lt;/h2&gt;</text:p>
      <text:p text:style-name="Standard"><text:s text:c="12"/>&lt;div class="prose max-w-none"&gt;</text:p>
      <text:p text:style-name="Standard"><text:s text:c="16"/>&lt;h3 class="text-xl font-semibold mt-4 mb-2"&gt;Acceptance of Terms&lt;/h3&gt;</text:p>
      <text:p text:style-name="Standard"><text:s text:c="16"/>&lt;p&gt;By using the Secure Password Generator service, you agree to be bound by these Terms of Service.&lt;/p&gt;</text:p>
      <text:p text:style-name="Standard"><text:s text:c="16"/></text:p>
      <text:p text:style-name="Standard"><text:s text:c="16"/>&lt;h3 class="text-xl font-semibold mt-4 mb-2"&gt;Description of Service&lt;/h3&gt;</text:p>
      <text:p text:style-name="Standard"><text:s text:c="16"/>&lt;p&gt;Our service provides tools to generate secure passwords and check if they have been compromised in data breaches. All password generation happens locally in your browser.&lt;/p&gt;</text:p>
      <text:p text:style-name="Standard"><text:s text:c="16"/></text:p>
      <text:p text:style-name="Standard"><text:s text:c="16"/>&lt;h3 class="text-xl font-semibold mt-4 mb-2"&gt;User Responsibilities&lt;/h3&gt;</text:p>
      <text:p text:style-name="Standard"><text:s text:c="16"/>&lt;p&gt;You are responsible for maintaining the security of your generated passwords. We are not responsible for any loss or damage resulting from the use of passwords generated by our service.&lt;/p&gt;</text:p>
      <text:p text:style-name="Standard"><text:s text:c="16"/></text:p>
      <text:p text:style-name="Standard"><text:s text:c="16"/>&lt;h3 class="text-xl font-semibold mt-4 mb-2"&gt;Prohibited Uses&lt;/h3&gt;</text:p>
      <text:p text:style-name="Standard"><text:s text:c="16"/>&lt;p&gt;You may not use our service for any illegal purposes or to generate passwords for accounts you do not have permission to access.&lt;/p&gt;</text:p>
      <text:p text:style-name="Standard"><text:s text:c="16"/></text:p>
      <text:p text:style-name="Standard"><text:s text:c="16"/>&lt;h3 class="text-xl font-semibold mt-4 mb-2"&gt;Disclaimer of Warranties&lt;/h3&gt;</text:p>
      <text:p text:style-name="Standard"><text:s text:c="16"/>&lt;p&gt;Our service is provided "as is" without any warranties, express or implied. We do not guarantee that the service will be uninterrupted or error-free.&lt;/p&gt;</text:p>
      <text:p text:style-name="Standard"><text:s text:c="16"/></text:p>
      <text:p text:style-name="Standard"><text:s text:c="16"/>&lt;h3 class="text-xl font-semibold mt-4 mb-2"&gt;Limitation of Liability&lt;/h3&gt;</text:p>
      <text:p text:style-name="Standard"><text:s text:c="16"/>&lt;p&gt;We shall not be liable for any indirect, incidental, special, consequential, or punitive damages arising from your use of the service.&lt;/p&gt;</text:p>
      <text:p text:style-name="Standard"><text:s text:c="16"/></text:p>
      <text:p text:style-name="Standard"><text:s text:c="16"/>&lt;h3 class="text-xl font-semibold mt-4 mb-2"&gt;Changes to Terms&lt;/h3&gt;</text:p>
      <text:p text:style-name="Standard"><text:s text:c="16"/>&lt;p&gt;We reserve the right to modify these terms at any time. Changes will be posted on this page.&lt;/p&gt;</text:p>
      <text:p text:style-name="Standard"><text:s text:c="16"/></text:p>
      <text:p text:style-name="Standard"><text:s text:c="16"/>&lt;h3 class="text-xl font-semibold mt-4 mb-2"&gt;Contact&lt;/h3&gt;</text:p>
      <text:p text:style-name="Standard"><text:s text:c="16"/>&lt;p&gt;If you have any questions about these terms, please contact us at terms@securepasswordgenerator.com&lt;/p&gt;</text:p>
      <text:p text:style-name="Standard"><text:s text:c="12"/>&lt;/div&gt;</text:p>
      <text:p text:style-name="Standard"><text:s text:c="8"/>&lt;/div&gt;</text:p>
      <text:p text:style-name="Standard"><text:s text:c="4"/>&lt;/div&gt;</text:p>
      <text:p text:style-name="Standard"/>
      <text:p text:style-name="Standard"><text:s text:c="4"/>&lt;div class="app-container max-w-4xl mx-auto px-4 py-6"&gt;</text:p>
      <text:p text:style-name="Standard"><text:s text:c="8"/>&lt;!-- Header --&gt;</text:p>
      <text:p text:style-name="Standard"><text:s text:c="8"/>&lt;header class="header bg-white rounded-lg shadow-md p-4 mb-6 sticky top-0 z-10 relative"&gt;</text:p>
      <text:p text:style-name="Standard"><text:s text:c="12"/>&lt;div class="flex justify-between items-center"&gt;</text:p>
      <text:p text:style-name="Standard"><text:s text:c="16"/>&lt;div class="flex items-center"&gt;</text:p>
      <text:p text:style-name="Standard"><text:s text:c="20"/>&lt;div class="bg-blue-600 text-white p-2 rounded-lg mr-3"&gt;</text:p>
      <text:p text:style-name="Standard"><text:s text:c="24"/>&lt;i class="fas fa-shield-alt text-2xl"&gt;&lt;/i&gt;</text:p>
      <text:p text:style-name="Standard"><text:s text:c="20"/>&lt;/div&gt;</text:p>
      <text:p text:style-name="Standard"><text:s text:c="20"/>&lt;div&gt;</text:p>
      <text:p text:style-name="Standard"><text:s text:c="24"/>&lt;h1 class="text-2xl font-bold text-gray-800"&gt;Secure Password Generator&lt;/h1&gt;</text:p>
      <text:p text:style-name="Standard"><text:s text:c="24"/>&lt;p class="text-gray-600 text-sm"&gt;Create strong passwords and check their safety&lt;/p&gt;</text:p>
      <text:p text:style-name="Standard"><text:s text:c="20"/>&lt;/div&gt;</text:p>
      <text:p text:style-name="Standard"><text:s text:c="16"/>&lt;/div&gt;</text:p>
      <text:p text:style-name="Standard"><text:soft-page-break/><text:s text:c="16"/>&lt;nav class="hidden md:flex space-x-6"&gt;</text:p>
      <text:p text:style-name="Standard"><text:s text:c="20"/>&lt;a href="#" data-section="home" class="nav-link text-gray-700 hover:text-blue-600 font-medium transition active"&gt;Home&lt;/a&gt;</text:p>
      <text:p text:style-name="Standard"><text:s text:c="20"/>&lt;a href="#" data-section="about" class="nav-link text-gray-700 hover:text-blue-600 font-medium transition"&gt;About&lt;/a&gt;</text:p>
      <text:p text:style-name="Standard"><text:s text:c="20"/>&lt;a href="#" data-section="contact" class="nav-link text-gray-700 hover:text-blue-600 font-medium transition"&gt;Contact&lt;/a&gt;</text:p>
      <text:p text:style-name="Standard"><text:s text:c="16"/>&lt;/nav&gt;</text:p>
      <text:p text:style-name="Standard"><text:s text:c="16"/>&lt;button id="menu-toggle" class="md:hidden text-gray-600 focus:outline-none"&gt;</text:p>
      <text:p text:style-name="Standard"><text:s text:c="20"/>&lt;i class="fas fa-bars text-xl"&gt;&lt;/i&gt;</text:p>
      <text:p text:style-name="Standard"><text:s text:c="16"/>&lt;/button&gt;</text:p>
      <text:p text:style-name="Standard"><text:s text:c="12"/>&lt;/div&gt;</text:p>
      <text:p text:style-name="Standard"><text:s text:c="12"/>&lt;!-- Mobile Menu --&gt;</text:p>
      <text:p text:style-name="Standard"><text:s text:c="12"/>&lt;div id="mobile-menu" class="mobile-menu"&gt;</text:p>
      <text:p text:style-name="Standard"><text:s text:c="16"/>&lt;div class="p-4 space-y-3"&gt;</text:p>
      <text:p text:style-name="Standard"><text:s text:c="20"/>&lt;a href="#" data-section="home" class="block text-gray-700 hover:text-blue-600 font-medium transition"&gt;Home&lt;/a&gt;</text:p>
      <text:p text:style-name="Standard"><text:s text:c="20"/>&lt;a href="#" data-section="about" class="block text-gray-700 hover:text-blue-600 font-medium transition"&gt;About&lt;/a&gt;</text:p>
      <text:p text:style-name="Standard"><text:s text:c="20"/>&lt;a href="#" data-section="contact" class="block text-gray-700 hover:text-blue-600 font-medium transition"&gt;Contact&lt;/a&gt;</text:p>
      <text:p text:style-name="Standard"><text:s text:c="16"/>&lt;/div&gt;</text:p>
      <text:p text:style-name="Standard"><text:s text:c="12"/>&lt;/div&gt;</text:p>
      <text:p text:style-name="Standard"><text:s text:c="8"/>&lt;/header&gt;</text:p>
      <text:p text:style-name="Standard"/>
      <text:p text:style-name="Standard"><text:s text:c="8"/>&lt;!-- Home Section --&gt;</text:p>
      <text:p text:style-name="Standard"><text:s text:c="8"/>&lt;section id="home-section" class="content-section active"&gt;</text:p>
      <text:p text:style-name="Standard"><text:s text:c="12"/>&lt;!-- Password Generator Section --&gt;</text:p>
      <text:p text:style-name="Standard"><text:s text:c="12"/>&lt;section id="generator" class="bg-white rounded-lg shadow-md p-6 mb-6"&gt;</text:p>
      <text:p text:style-name="Standard"><text:s text:c="16"/>&lt;h2 class="text-2xl font-bold text-gray-800 mb-6"&gt;Password Generator&lt;/h2&gt;</text:p>
      <text:p text:style-name="Standard"><text:s text:c="16"/></text:p>
      <text:p text:style-name="Standard"><text:s text:c="16"/>&lt;!-- Password Options --&gt;</text:p>
      <text:p text:style-name="Standard"><text:s text:c="16"/>&lt;div class="mb-6"&gt;</text:p>
      <text:p text:style-name="Standard"><text:s text:c="20"/>&lt;h3 class="text-lg font-semibold text-gray-800 mb-4"&gt;Password Options&lt;/h3&gt;</text:p>
      <text:p text:style-name="Standard"><text:s text:c="20"/></text:p>
      <text:p text:style-name="Standard"><text:s text:c="20"/>&lt;div class="mb-4"&gt;</text:p>
      <text:p text:style-name="Standard"><text:s text:c="24"/>&lt;label class="block text-gray-700 mb-2"&gt;Length: &lt;span id="length-value" class="font-bold"&gt;12&lt;/span&gt;&lt;/label&gt;</text:p>
      <text:p text:style-name="Standard"><text:s text:c="24"/>&lt;div class="flex items-center space-x-4"&gt;</text:p>
      <text:p text:style-name="Standard"><text:s text:c="28"/>&lt;input type="range" id="length" min="4" max="32" value="12" class="w-full h-2 bg-gray-200 rounded-lg appearance-none cursor-pointer"&gt;</text:p>
      <text:p text:style-name="Standard"><text:s text:c="28"/>&lt;input type="number" id="length-number" min="4" max="32" value="12" class="w-20 px-3 py-2 border border-gray-300 rounded-md text-center"&gt;</text:p>
      <text:p text:style-name="Standard"><text:s text:c="24"/>&lt;/div&gt;</text:p>
      <text:p text:style-name="Standard"><text:s text:c="20"/>&lt;/div&gt;</text:p>
      <text:p text:style-name="Standard"><text:s text:c="20"/></text:p>
      <text:p text:style-name="Standard"><text:s text:c="20"/>&lt;div class="grid grid-cols-2 md:grid-cols-4 gap-3 mb-6"&gt;</text:p>
      <text:p text:style-name="Standard"><text:s text:c="24"/>&lt;label class="flex items-center space-x-2 p-3 bg-gray-50 rounded-lg cursor-pointer hover:bg-gray-100 transition"&gt;</text:p>
      <text:p text:style-name="Standard"><text:s text:c="28"/>&lt;input type="checkbox" id="uppercase" checked class="h-5 w-5 text-blue-600 rounded focus:ring-blue-500"&gt;</text:p>
      <text:p text:style-name="Standard"><text:s text:c="28"/>&lt;span class="text-gray-700"&gt;Uppercase&lt;/span&gt;</text:p>
      <text:p text:style-name="Standard"><text:soft-page-break/><text:s text:c="24"/>&lt;/label&gt;</text:p>
      <text:p text:style-name="Standard"><text:s text:c="24"/>&lt;label class="flex items-center space-x-2 p-3 bg-gray-50 rounded-lg cursor-pointer hover:bg-gray-100 transition"&gt;</text:p>
      <text:p text:style-name="Standard"><text:s text:c="28"/>&lt;input type="checkbox" id="lowercase" checked class="h-5 w-5 text-blue-600 rounded focus:ring-blue-500"&gt;</text:p>
      <text:p text:style-name="Standard"><text:s text:c="28"/>&lt;span class="text-gray-700"&gt;Lowercase&lt;/span&gt;</text:p>
      <text:p text:style-name="Standard"><text:s text:c="24"/>&lt;/label&gt;</text:p>
      <text:p text:style-name="Standard"><text:s text:c="24"/>&lt;label class="flex items-center space-x-2 p-3 bg-gray-50 rounded-lg cursor-pointer hover:bg-gray-100 transition"&gt;</text:p>
      <text:p text:style-name="Standard"><text:s text:c="28"/>&lt;input type="checkbox" id="numbers" checked class="h-5 w-5 text-blue-600 rounded focus:ring-blue-500"&gt;</text:p>
      <text:p text:style-name="Standard"><text:s text:c="28"/>&lt;span class="text-gray-700"&gt;Numbers&lt;/span&gt;</text:p>
      <text:p text:style-name="Standard"><text:s text:c="24"/>&lt;/label&gt;</text:p>
      <text:p text:style-name="Standard"><text:s text:c="24"/>&lt;label class="flex items-center space-x-2 p-3 bg-gray-50 rounded-lg cursor-pointer hover:bg-gray-100 transition"&gt;</text:p>
      <text:p text:style-name="Standard"><text:s text:c="28"/>&lt;input type="checkbox" id="symbols" class="h-5 w-5 text-blue-600 rounded focus:ring-blue-500"&gt;</text:p>
      <text:p text:style-name="Standard"><text:s text:c="28"/>&lt;span class="text-gray-700"&gt;Symbols&lt;/span&gt;</text:p>
      <text:p text:style-name="Standard"><text:s text:c="24"/>&lt;/label&gt;</text:p>
      <text:p text:style-name="Standard"><text:s text:c="20"/>&lt;/div&gt;</text:p>
      <text:p text:style-name="Standard"><text:s text:c="20"/></text:p>
      <text:p text:style-name="Standard"><text:s text:c="20"/>&lt;button id="generate-btn" class="w-full py-3 px-4 bg-blue-600 hover:bg-blue-700 text-white font-medium rounded-lg shadow-md transition duration-300 flex items-center justify-center"&gt;</text:p>
      <text:p text:style-name="Standard"><text:s text:c="24"/>&lt;i class="fas fa-sync-alt mr-2"&gt;&lt;/i&gt; Generate Password</text:p>
      <text:p text:style-name="Standard"><text:s text:c="20"/>&lt;/button&gt;</text:p>
      <text:p text:style-name="Standard"><text:s text:c="16"/>&lt;/div&gt;</text:p>
      <text:p text:style-name="Standard"><text:s text:c="16"/></text:p>
      <text:p text:style-name="Standard"><text:s text:c="16"/>&lt;!-- Password Display &amp; Strength --&gt;</text:p>
      <text:p text:style-name="Standard"><text:s text:c="16"/>&lt;div class="mb-6"&gt;</text:p>
      <text:p text:style-name="Standard"><text:s text:c="20"/>&lt;h3 class="text-lg font-semibold text-gray-800 mb-4"&gt;Generated Password&lt;/h3&gt;</text:p>
      <text:p text:style-name="Standard"><text:s text:c="20"/></text:p>
      <text:p text:style-name="Standard"><text:s text:c="20"/>&lt;div class="flex items-center mb-4"&gt;</text:p>
      <text:p text:style-name="Standard"><text:s text:c="24"/>&lt;input type="text" id="generated-password" readonly class="flex-grow px-4 py-3 border border-gray-300 rounded-l-lg bg-gray-50 font-mono"&gt;</text:p>
      <text:p text:style-name="Standard"><text:s text:c="24"/>&lt;button id="copy-btn" class="px-4 py-3 bg-gray-200 hover:bg-gray-300 text-gray-700 font-medium rounded-r-lg transition duration-300"&gt;</text:p>
      <text:p text:style-name="Standard"><text:s text:c="28"/>&lt;i class="fas fa-copy"&gt;&lt;/i&gt;</text:p>
      <text:p text:style-name="Standard"><text:s text:c="24"/>&lt;/button&gt;</text:p>
      <text:p text:style-name="Standard"><text:s text:c="20"/>&lt;/div&gt;</text:p>
      <text:p text:style-name="Standard"><text:s text:c="20"/></text:p>
      <text:p text:style-name="Standard"><text:s text:c="20"/>&lt;div class="mb-2"&gt;</text:p>
      <text:p text:style-name="Standard"><text:s text:c="24"/>&lt;div class="flex justify-between items-center mb-1"&gt;</text:p>
      <text:p text:style-name="Standard"><text:s text:c="28"/>&lt;span class="text-gray-700"&gt;Password Strength:&lt;/span&gt;</text:p>
      <text:p text:style-name="Standard"><text:s text:c="28"/>&lt;span id="strength-text" class="font-medium"&gt;-&lt;/span&gt;</text:p>
      <text:p text:style-name="Standard"><text:s text:c="24"/>&lt;/div&gt;</text:p>
      <text:p text:style-name="Standard"><text:s text:c="24"/>&lt;div id="strength-bar" class="strength-bar"&gt;</text:p>
      <text:p text:style-name="Standard"><text:s text:c="28"/>&lt;div id="strength-meter" class="strength-meter"&gt;&lt;/div&gt;</text:p>
      <text:p text:style-name="Standard"><text:s text:c="24"/>&lt;/div&gt;</text:p>
      <text:p text:style-name="Standard"><text:s text:c="20"/>&lt;/div&gt;</text:p>
      <text:p text:style-name="Standard"><text:s text:c="16"/>&lt;/div&gt;</text:p>
      <text:p text:style-name="Standard"><text:s text:c="16"/></text:p>
      <text:p text:style-name="Standard"><text:soft-page-break/><text:s text:c="16"/>&lt;!-- Breach Checker --&gt;</text:p>
      <text:p text:style-name="Standard"><text:s text:c="16"/>&lt;div&gt;</text:p>
      <text:p text:style-name="Standard"><text:s text:c="20"/>&lt;h3 class="text-lg font-semibold text-gray-800 mb-4"&gt;Password Safety Check&lt;/h3&gt;</text:p>
      <text:p text:style-name="Standard"><text:s text:c="20"/></text:p>
      <text:p text:style-name="Standard"><text:s text:c="20"/>&lt;div class="flex flex-col sm:flex-row items-start sm:items-center gap-4"&gt;</text:p>
      <text:p text:style-name="Standard"><text:s text:c="24"/>&lt;button id="check-breach-btn" class="py-2 px-4 bg-purple-600 hover:bg-purple-700 text-white font-medium rounded-lg shadow-md transition duration-300 flex items-center"&gt;</text:p>
      <text:p text:style-name="Standard"><text:s text:c="28"/>&lt;i class="fas fa-shield-alt mr-2"&gt;&lt;/i&gt; Check Password Safety</text:p>
      <text:p text:style-name="Standard"><text:s text:c="24"/>&lt;/button&gt;</text:p>
      <text:p text:style-name="Standard"><text:s text:c="24"/>&lt;div id="breach-status" class="text-gray-700 flex items-center"&gt;</text:p>
      <text:p text:style-name="Standard"><text:s text:c="28"/>&lt;i class="fas fa-info-circle mr-2 text-blue-500"&gt;&lt;/i&gt;</text:p>
      <text:p text:style-name="Standard"><text:s text:c="28"/>&lt;span&gt;Click the button to check if your password has been compromised&lt;/span&gt;</text:p>
      <text:p text:style-name="Standard"><text:s text:c="24"/>&lt;/div&gt;</text:p>
      <text:p text:style-name="Standard"><text:s text:c="20"/>&lt;/div&gt;</text:p>
      <text:p text:style-name="Standard"><text:s text:c="16"/>&lt;/div&gt;</text:p>
      <text:p text:style-name="Standard"><text:s text:c="12"/>&lt;/section&gt;</text:p>
      <text:p text:style-name="Standard"/>
      <text:p text:style-name="Standard"><text:s text:c="12"/>&lt;!-- Saved Formats Section --&gt;</text:p>
      <text:p text:style-name="Standard"><text:s text:c="12"/>&lt;section class="saved-formats bg-white rounded-lg shadow-md p-6 mb-6"&gt;</text:p>
      <text:p text:style-name="Standard"><text:s text:c="16"/>&lt;div class="flex justify-between items-center mb-4"&gt;</text:p>
      <text:p text:style-name="Standard"><text:s text:c="20"/>&lt;h2 class="text-xl font-semibold text-gray-800"&gt;Saved Password Formats&lt;/h2&gt;</text:p>
      <text:p text:style-name="Standard"><text:s text:c="20"/>&lt;button id="save-format-btn" class="py-2 px-4 bg-green-600 hover:bg-green-700 text-white font-medium rounded-lg shadow-md transition duration-300 flex items-center"&gt;</text:p>
      <text:p text:style-name="Standard"><text:s text:c="24"/>&lt;i class="fas fa-save mr-2"&gt;&lt;/i&gt; Save Current Format</text:p>
      <text:p text:style-name="Standard"><text:s text:c="20"/>&lt;/button&gt;</text:p>
      <text:p text:style-name="Standard"><text:s text:c="16"/>&lt;/div&gt;</text:p>
      <text:p text:style-name="Standard"><text:s text:c="16"/></text:p>
      <text:p text:style-name="Standard"><text:s text:c="16"/>&lt;div id="formats-list" class="grid grid-cols-1 md:grid-cols-2 gap-3"&gt;</text:p>
      <text:p text:style-name="Standard"><text:s text:c="20"/>&lt;!-- Saved formats will be dynamically added here --&gt;</text:p>
      <text:p text:style-name="Standard"><text:s text:c="16"/>&lt;/div&gt;</text:p>
      <text:p text:style-name="Standard"><text:s text:c="16"/></text:p>
      <text:p text:style-name="Standard"><text:s text:c="16"/>&lt;div id="no-formats" class="text-center py-8 text-gray-500"&gt;</text:p>
      <text:p text:style-name="Standard"><text:s text:c="20"/>&lt;i class="fas fa-folder-open text-3xl mb-2"&gt;&lt;/i&gt;</text:p>
      <text:p text:style-name="Standard"><text:s text:c="20"/>&lt;p&gt;No saved formats yet. Save your current password format to see it here.&lt;/p&gt;</text:p>
      <text:p text:style-name="Standard"><text:s text:c="16"/>&lt;/div&gt;</text:p>
      <text:p text:style-name="Standard"><text:s text:c="12"/>&lt;/section&gt;</text:p>
      <text:p text:style-name="Standard"/>
      <text:p text:style-name="Standard"><text:s text:c="12"/>&lt;!-- Features Section --&gt;</text:p>
      <text:p text:style-name="Standard"><text:s text:c="12"/>&lt;section id="features" class="bg-white rounded-lg shadow-md p-6 mb-6"&gt;</text:p>
      <text:p text:style-name="Standard"><text:s text:c="16"/>&lt;h2 class="text-2xl font-bold text-gray-800 mb-4"&gt;Features&lt;/h2&gt;</text:p>
      <text:p text:style-name="Standard"><text:s text:c="16"/>&lt;div class="grid grid-cols-1 md:grid-cols-3 gap-4"&gt;</text:p>
      <text:p text:style-name="Standard"><text:s text:c="20"/>&lt;div class="bg-blue-50 p-4 rounded-lg"&gt;</text:p>
      <text:p text:style-name="Standard"><text:s text:c="24"/>&lt;div class="text-blue-600 text-2xl mb-2"&gt;</text:p>
      <text:p text:style-name="Standard"><text:s text:c="28"/>&lt;i class="fas fa-random"&gt;&lt;/i&gt;</text:p>
      <text:p text:style-name="Standard"><text:s text:c="24"/>&lt;/div&gt;</text:p>
      <text:p text:style-name="Standard"><text:s text:c="24"/>&lt;h3 class="font-semibold text-lg mb-2"&gt;Customizable Generation&lt;/h3&gt;</text:p>
      <text:p text:style-name="Standard"><text:s text:c="24"/>&lt;p class="text-gray-600"&gt;Create passwords with your preferred length and character types including uppercase, lowercase, numbers, and symbols.&lt;/p&gt;</text:p>
      <text:p text:style-name="Standard"><text:s text:c="20"/>&lt;/div&gt;</text:p>
      <text:p text:style-name="Standard"><text:s text:c="20"/>&lt;div class="bg-green-50 p-4 rounded-lg"&gt;</text:p>
      <text:p text:style-name="Standard"><text:s text:c="24"/>&lt;div class="text-green-600 text-2xl mb-2"&gt;</text:p>
      <text:p text:style-name="Standard"><text:s text:c="28"/>&lt;i class="fas fa-chart-line"&gt;&lt;/i&gt;</text:p>
      <text:p text:style-name="Standard"><text:soft-page-break/><text:s text:c="24"/>&lt;/div&gt;</text:p>
      <text:p text:style-name="Standard"><text:s text:c="24"/>&lt;h3 class="font-semibold text-lg mb-2"&gt;Strength Analysis&lt;/h3&gt;</text:p>
      <text:p text:style-name="Standard"><text:s text:c="24"/>&lt;p class="text-gray-600"&gt;Real-time password strength evaluation with color-coded indicators to ensure your passwords are secure.&lt;/p&gt;</text:p>
      <text:p text:style-name="Standard"><text:s text:c="20"/>&lt;/div&gt;</text:p>
      <text:p text:style-name="Standard"><text:s text:c="20"/>&lt;div class="bg-purple-50 p-4 rounded-lg"&gt;</text:p>
      <text:p text:style-name="Standard"><text:s text:c="24"/>&lt;div class="text-purple-600 text-2xl mb-2"&gt;</text:p>
      <text:p text:style-name="Standard"><text:s text:c="28"/>&lt;i class="fas fa-shield-alt"&gt;&lt;/i&gt;</text:p>
      <text:p text:style-name="Standard"><text:s text:c="24"/>&lt;/div&gt;</text:p>
      <text:p text:style-name="Standard"><text:s text:c="24"/>&lt;h3 class="font-semibold text-lg mb-2"&gt;Breach Detection&lt;/h3&gt;</text:p>
      <text:p text:style-name="Standard"><text:s text:c="24"/>&lt;p class="text-gray-600"&gt;Check if your password has been compromised in known data breaches using the Have I Been Pwned API.&lt;/p&gt;</text:p>
      <text:p text:style-name="Standard"><text:s text:c="20"/>&lt;/div&gt;</text:p>
      <text:p text:style-name="Standard"><text:s text:c="16"/>&lt;/div&gt;</text:p>
      <text:p text:style-name="Standard"><text:s text:c="12"/>&lt;/section&gt;</text:p>
      <text:p text:style-name="Standard"/>
      <text:p text:style-name="Standard"><text:s text:c="12"/>&lt;!-- How to Use Section --&gt;</text:p>
      <text:p text:style-name="Standard"><text:s text:c="12"/>&lt;section id="how-to-use" class="bg-white rounded-lg shadow-md p-6 mb-6"&gt;</text:p>
      <text:p text:style-name="Standard"><text:s text:c="16"/>&lt;h2 class="text-2xl font-bold text-gray-800 mb-4"&gt;How to Use&lt;/h2&gt;</text:p>
      <text:p text:style-name="Standard"><text:s text:c="16"/>&lt;div class="grid grid-cols-1 md:grid-cols-3 gap-4"&gt;</text:p>
      <text:p text:style-name="Standard"><text:s text:c="20"/>&lt;div class="flex items-start"&gt;</text:p>
      <text:p text:style-name="Standard"><text:s text:c="24"/>&lt;div class="bg-blue-100 text-blue-600 rounded-full w-8 h-8 flex items-center justify-center mr-3 flex-shrink-0"&gt;1&lt;/div&gt;</text:p>
      <text:p text:style-name="Standard"><text:s text:c="24"/>&lt;div&gt;</text:p>
      <text:p text:style-name="Standard"><text:s text:c="28"/>&lt;h3 class="font-semibold mb-1"&gt;Set Your Preferences&lt;/h3&gt;</text:p>
      <text:p text:style-name="Standard"><text:s text:c="28"/>&lt;p class="text-gray-600"&gt;Choose password length and character types (uppercase, lowercase, numbers, symbols).&lt;/p&gt;</text:p>
      <text:p text:style-name="Standard"><text:s text:c="24"/>&lt;/div&gt;</text:p>
      <text:p text:style-name="Standard"><text:s text:c="20"/>&lt;/div&gt;</text:p>
      <text:p text:style-name="Standard"><text:s text:c="20"/>&lt;div class="flex items-start"&gt;</text:p>
      <text:p text:style-name="Standard"><text:s text:c="24"/>&lt;div class="bg-blue-100 text-blue-600 rounded-full w-8 h-8 flex items-center justify-center mr-3 flex-shrink-0"&gt;2&lt;/div&gt;</text:p>
      <text:p text:style-name="Standard"><text:s text:c="24"/>&lt;div&gt;</text:p>
      <text:p text:style-name="Standard"><text:s text:c="28"/>&lt;h3 class="font-semibold mb-1"&gt;Generate Password&lt;/h3&gt;</text:p>
      <text:p text:style-name="Standard"><text:s text:c="28"/>&lt;p class="text-gray-600"&gt;Click "Generate Password" to create a secure password based on your settings.&lt;/p&gt;</text:p>
      <text:p text:style-name="Standard"><text:s text:c="24"/>&lt;/div&gt;</text:p>
      <text:p text:style-name="Standard"><text:s text:c="20"/>&lt;/div&gt;</text:p>
      <text:p text:style-name="Standard"><text:s text:c="20"/>&lt;div class="flex items-start"&gt;</text:p>
      <text:p text:style-name="Standard"><text:s text:c="24"/>&lt;div class="bg-blue-100 text-blue-600 rounded-full w-8 h-8 flex items-center justify-center mr-3 flex-shrink-0"&gt;3&lt;/div&gt;</text:p>
      <text:p text:style-name="Standard"><text:s text:c="24"/>&lt;div&gt;</text:p>
      <text:p text:style-name="Standard"><text:s text:c="28"/>&lt;h3 class="font-semibold mb-1"&gt;Check &amp; Copy&lt;/h3&gt;</text:p>
      <text:p text:style-name="Standard"><text:s text:c="28"/>&lt;p class="text-gray-600"&gt;Check password safety and copy it to your clipboard for immediate use.&lt;/p&gt;</text:p>
      <text:p text:style-name="Standard"><text:s text:c="24"/>&lt;/div&gt;</text:p>
      <text:p text:style-name="Standard"><text:s text:c="20"/>&lt;/div&gt;</text:p>
      <text:p text:style-name="Standard"><text:s text:c="16"/>&lt;/div&gt;</text:p>
      <text:p text:style-name="Standard"><text:s text:c="12"/>&lt;/section&gt;</text:p>
      <text:p text:style-name="Standard"/>
      <text:p text:style-name="Standard"><text:s text:c="12"/>&lt;!-- More Security Advice Section --&gt;</text:p>
      <text:p text:style-name="Standard"><text:s text:c="12"/>&lt;section class="bg-white rounded-lg shadow-md p-6 mb-6"&gt;</text:p>
      <text:p text:style-name="Standard"><text:soft-page-break/><text:s text:c="16"/>&lt;h2 class="text-2xl font-bold text-gray-800 mb-4"&gt;More Security Advice&lt;/h2&gt;</text:p>
      <text:p text:style-name="Standard"><text:s text:c="16"/>&lt;div class="grid grid-cols-1 md:grid-cols-2 lg:grid-cols-3 gap-4"&gt;</text:p>
      <text:p text:style-name="Standard"><text:s text:c="20"/>&lt;div class="security-tip-card bg-gradient-to-br from-blue-50 to-indigo-50 p-4 rounded-lg border border-blue-100"&gt;</text:p>
      <text:p text:style-name="Standard"><text:s text:c="24"/>&lt;div class="text-blue-600 text-2xl mb-2"&gt;</text:p>
      <text:p text:style-name="Standard"><text:s text:c="28"/>&lt;i class="fas fa-key"&gt;&lt;/i&gt;</text:p>
      <text:p text:style-name="Standard"><text:s text:c="24"/>&lt;/div&gt;</text:p>
      <text:p text:style-name="Standard"><text:s text:c="24"/>&lt;h3 class="font-semibold mb-2"&gt;Use Unique Passwords&lt;/h3&gt;</text:p>
      <text:p text:style-name="Standard"><text:s text:c="24"/>&lt;p class="text-gray-600"&gt;Never reuse the same password across multiple accounts. If one account is compromised, all others become vulnerable.&lt;/p&gt;</text:p>
      <text:p text:style-name="Standard"><text:s text:c="20"/>&lt;/div&gt;</text:p>
      <text:p text:style-name="Standard"><text:s text:c="20"/>&lt;div class="security-tip-card bg-gradient-to-br from-green-50 to-emerald-50 p-4 rounded-lg border border-green-100"&gt;</text:p>
      <text:p text:style-name="Standard"><text:s text:c="24"/>&lt;div class="text-green-600 text-2xl mb-2"&gt;</text:p>
      <text:p text:style-name="Standard"><text:s text:c="28"/>&lt;i class="fas fa-lock"&gt;&lt;/i&gt;</text:p>
      <text:p text:style-name="Standard"><text:s text:c="24"/>&lt;/div&gt;</text:p>
      <text:p text:style-name="Standard"><text:s text:c="24"/>&lt;h3 class="font-semibold mb-2"&gt;Enable Two-Factor Authentication&lt;/h3&gt;</text:p>
      <text:p text:style-name="Standard"><text:s text:c="24"/>&lt;p class="text-gray-600"&gt;Add an extra layer of security by enabling 2FA on all accounts that support it.&lt;/p&gt;</text:p>
      <text:p text:style-name="Standard"><text:s text:c="20"/>&lt;/div&gt;</text:p>
      <text:p text:style-name="Standard"><text:s text:c="20"/>&lt;div class="security-tip-card bg-gradient-to-br from-purple-50 to-violet-50 p-4 rounded-lg border border-purple-100"&gt;</text:p>
      <text:p text:style-name="Standard"><text:s text:c="24"/>&lt;div class="text-purple-600 text-2xl mb-2"&gt;</text:p>
      <text:p text:style-name="Standard"><text:s text:c="28"/>&lt;i class="fas fa-user-shield"&gt;&lt;/i&gt;</text:p>
      <text:p text:style-name="Standard"><text:s text:c="24"/>&lt;/div&gt;</text:p>
      <text:p text:style-name="Standard"><text:s text:c="24"/>&lt;h3 class="font-semibold mb-2"&gt;Use a Password Manager&lt;/h3&gt;</text:p>
      <text:p text:style-name="Standard"><text:s text:c="24"/>&lt;p class="text-gray-600"&gt;Consider using a reputable password manager to generate, store, and manage your passwords securely.&lt;/p&gt;</text:p>
      <text:p text:style-name="Standard"><text:s text:c="20"/>&lt;/div&gt;</text:p>
      <text:p text:style-name="Standard"><text:s text:c="20"/>&lt;div class="security-tip-card bg-gradient-to-br from-yellow-50 to-amber-50 p-4 rounded-lg border border-yellow-100"&gt;</text:p>
      <text:p text:style-name="Standard"><text:s text:c="24"/>&lt;div class="text-yellow-600 text-2xl mb-2"&gt;</text:p>
      <text:p text:style-name="Standard"><text:s text:c="28"/>&lt;i class="fas fa-sync-alt"&gt;&lt;/i&gt;</text:p>
      <text:p text:style-name="Standard"><text:s text:c="24"/>&lt;/div&gt;</text:p>
      <text:p text:style-name="Standard"><text:s text:c="24"/>&lt;h3 class="font-semibold mb-2"&gt;Update Passwords Regularly&lt;/h3&gt;</text:p>
      <text:p text:style-name="Standard"><text:s text:c="24"/>&lt;p class="text-gray-600"&gt;Change your important passwords every 3-6 months, or immediately if you suspect a breach.&lt;/p&gt;</text:p>
      <text:p text:style-name="Standard"><text:s text:c="20"/>&lt;/div&gt;</text:p>
      <text:p text:style-name="Standard"><text:s text:c="20"/>&lt;div class="security-tip-card bg-gradient-to-br from-red-50 to-rose-50 p-4 rounded-lg border border-red-100"&gt;</text:p>
      <text:p text:style-name="Standard"><text:s text:c="24"/>&lt;div class="text-red-600 text-2xl mb-2"&gt;</text:p>
      <text:p text:style-name="Standard"><text:s text:c="28"/>&lt;i class="fas fa-eye-slash"&gt;&lt;/i&gt;</text:p>
      <text:p text:style-name="Standard"><text:s text:c="24"/>&lt;/div&gt;</text:p>
      <text:p text:style-name="Standard"><text:s text:c="24"/>&lt;h3 class="font-semibold mb-2"&gt;Avoid Personal Information&lt;/h3&gt;</text:p>
      <text:p text:style-name="Standard"><text:s text:c="24"/>&lt;p class="text-gray-600"&gt;Don't use easily discoverable information like birthdays, names, or common words in your passwords.&lt;/p&gt;</text:p>
      <text:p text:style-name="Standard"><text:s text:c="20"/>&lt;/div&gt;</text:p>
      <text:p text:style-name="Standard"><text:s text:c="20"/>&lt;div class="security-tip-card bg-gradient-to-br from-teal-50 to-cyan-50 p-4 rounded-lg border border-teal-100"&gt;</text:p>
      <text:p text:style-name="Standard"><text:s text:c="24"/>&lt;div class="text-teal-600 text-2xl mb-2"&gt;</text:p>
      <text:p text:style-name="Standard"><text:s text:c="28"/>&lt;i class="fas fa-laptop-code"&gt;&lt;/i&gt;</text:p>
      <text:p text:style-name="Standard"><text:s text:c="24"/>&lt;/div&gt;</text:p>
      <text:p text:style-name="Standard"><text:soft-page-break/><text:s text:c="24"/>&lt;h3 class="font-semibold mb-2"&gt;Be Wary of Phishing&lt;/h3&gt;</text:p>
      <text:p text:style-name="Standard"><text:s text:c="24"/>&lt;p class="text-gray-600"&gt;Never enter your password on suspicious websites. Always verify the URL before logging in.&lt;/p&gt;</text:p>
      <text:p text:style-name="Standard"><text:s text:c="20"/>&lt;/div&gt;</text:p>
      <text:p text:style-name="Standard"><text:s text:c="16"/>&lt;/div&gt;</text:p>
      <text:p text:style-name="Standard"><text:s text:c="12"/>&lt;/section&gt;</text:p>
      <text:p text:style-name="Standard"/>
      <text:p text:style-name="Standard"><text:s text:c="12"/>&lt;!-- Daily Tip Section --&gt;</text:p>
      <text:p text:style-name="Standard"><text:s text:c="12"/>&lt;section class="daily-tip bg-gradient-to-r from-blue-50 to-indigo-50 rounded-lg shadow-md p-6 mb-6"&gt;</text:p>
      <text:p text:style-name="Standard"><text:s text:c="16"/>&lt;div class="flex items-start"&gt;</text:p>
      <text:p text:style-name="Standard"><text:s text:c="20"/>&lt;div class="bg-blue-100 p-3 rounded-full mr-4"&gt;</text:p>
      <text:p text:style-name="Standard"><text:s text:c="24"/>&lt;i class="fas fa-lightbulb text-blue-600 text-xl"&gt;&lt;/i&gt;</text:p>
      <text:p text:style-name="Standard"><text:s text:c="20"/>&lt;/div&gt;</text:p>
      <text:p text:style-name="Standard"><text:s text:c="20"/>&lt;div&gt;</text:p>
      <text:p text:style-name="Standard"><text:s text:c="24"/>&lt;h3 class="text-lg font-semibold text-gray-800 mb-2"&gt;💡 Tip of the Day:&lt;/h3&gt;</text:p>
      <text:p text:style-name="Standard"><text:s text:c="24"/>&lt;p id="password-tip" class="text-gray-700"&gt;Never reuse passwords across multiple accounts.&lt;/p&gt;</text:p>
      <text:p text:style-name="Standard"><text:s text:c="20"/>&lt;/div&gt;</text:p>
      <text:p text:style-name="Standard"><text:s text:c="16"/>&lt;/div&gt;</text:p>
      <text:p text:style-name="Standard"><text:s text:c="12"/>&lt;/section&gt;</text:p>
      <text:p text:style-name="Standard"/>
      <text:p text:style-name="Standard"><text:s text:c="12"/>&lt;!-- FAQs Section --&gt;</text:p>
      <text:p text:style-name="Standard"><text:s text:c="12"/>&lt;section id="faqs" class="bg-white rounded-lg shadow-md p-6 mb-6"&gt;</text:p>
      <text:p text:style-name="Standard"><text:s text:c="16"/>&lt;h2 class="text-2xl font-bold text-gray-800 mb-4"&gt;Frequently Asked Questions&lt;/h2&gt;</text:p>
      <text:p text:style-name="Standard"><text:s text:c="16"/>&lt;div class="space-y-4"&gt;</text:p>
      <text:p text:style-name="Standard"><text:s text:c="20"/>&lt;div class="faq-item"&gt;</text:p>
      <text:p text:style-name="Standard"><text:s text:c="24"/>&lt;div class="faq-question"&gt;</text:p>
      <text:p text:style-name="Standard"><text:s text:c="28"/>&lt;span&gt;How secure are the passwords generated by this tool?&lt;/span&gt;</text:p>
      <text:p text:style-name="Standard"><text:s text:c="28"/>&lt;i class="fas fa-chevron-down"&gt;&lt;/i&gt;</text:p>
      <text:p text:style-name="Standard"><text:s text:c="24"/>&lt;/div&gt;</text:p>
      <text:p text:style-name="Standard"><text:s text:c="24"/>&lt;div class="faq-answer"&gt;</text:p>
      <text:p text:style-name="Standard"><text:s text:c="28"/>&lt;p&gt;Our password generator creates truly random passwords using cryptographically secure methods. All generation happens locally in your browser, ensuring your passwords are never transmitted or stored on our servers.&lt;/p&gt;</text:p>
      <text:p text:style-name="Standard"><text:s text:c="24"/>&lt;/div&gt;</text:p>
      <text:p text:style-name="Standard"><text:s text:c="20"/>&lt;/div&gt;</text:p>
      <text:p text:style-name="Standard"><text:s text:c="20"/>&lt;div class="faq-item"&gt;</text:p>
      <text:p text:style-name="Standard"><text:s text:c="24"/>&lt;div class="faq-question"&gt;</text:p>
      <text:p text:style-name="Standard"><text:s text:c="28"/>&lt;span&gt;Is it safe to check my password against the breach database?&lt;/span&gt;</text:p>
      <text:p text:style-name="Standard"><text:s text:c="28"/>&lt;i class="fas fa-chevron-down"&gt;&lt;/i&gt;</text:p>
      <text:p text:style-name="Standard"><text:s text:c="24"/>&lt;/div&gt;</text:p>
      <text:p text:style-name="Standard"><text:s text:c="24"/>&lt;div class="faq-answer"&gt;</text:p>
      <text:p text:style-name="Standard"><text:s text:c="28"/>&lt;p&gt;Yes, it's completely safe. We use the k-anonymity method from Have I Been Pwned. Only the first 5 characters of your password's SHA-1 hash are sent to the API, and the actual password never leaves your browser.&lt;/p&gt;</text:p>
      <text:p text:style-name="Standard"><text:s text:c="24"/>&lt;/div&gt;</text:p>
      <text:p text:style-name="Standard"><text:s text:c="20"/>&lt;/div&gt;</text:p>
      <text:p text:style-name="Standard"><text:s text:c="20"/>&lt;div class="faq-item"&gt;</text:p>
      <text:p text:style-name="Standard"><text:s text:c="24"/>&lt;div class="faq-question"&gt;</text:p>
      <text:p text:style-name="Standard"><text:s text:c="28"/>&lt;span&gt;What makes a password strong?&lt;/span&gt;</text:p>
      <text:p text:style-name="Standard"><text:s text:c="28"/>&lt;i class="fas fa-chevron-down"&gt;&lt;/i&gt;</text:p>
      <text:p text:style-name="Standard"><text:soft-page-break/><text:s text:c="24"/>&lt;/div&gt;</text:p>
      <text:p text:style-name="Standard"><text:s text:c="24"/>&lt;div class="faq-answer"&gt;</text:p>
      <text:p text:style-name="Standard"><text:s text:c="28"/>&lt;p&gt;A strong password is typically at least 12 characters long and includes a mix of uppercase letters, lowercase letters, numbers, and symbols. Avoid common words, personal information, and predictable patterns.&lt;/p&gt;</text:p>
      <text:p text:style-name="Standard"><text:s text:c="24"/>&lt;/div&gt;</text:p>
      <text:p text:style-name="Standard"><text:s text:c="20"/>&lt;/div&gt;</text:p>
      <text:p text:style-name="Standard"><text:s text:c="20"/>&lt;div class="faq-item"&gt;</text:p>
      <text:p text:style-name="Standard"><text:s text:c="24"/>&lt;div class="faq-question"&gt;</text:p>
      <text:p text:style-name="Standard"><text:s text:c="28"/>&lt;span&gt;Do you store my passwords or personal information?&lt;/span&gt;</text:p>
      <text:p text:style-name="Standard"><text:s text:c="28"/>&lt;i class="fas fa-chevron-down"&gt;&lt;/i&gt;</text:p>
      <text:p text:style-name="Standard"><text:s text:c="24"/>&lt;/div&gt;</text:p>
      <text:p text:style-name="Standard"><text:s text:c="24"/>&lt;div class="faq-answer"&gt;</text:p>
      <text:p text:style-name="Standard"><text:s text:c="28"/>&lt;p&gt;No, we do not store any passwords or personal information. All password generation happens locally in your browser. We only use local storage to save your password format preferences on your device.&lt;/p&gt;</text:p>
      <text:p text:style-name="Standard"><text:s text:c="24"/>&lt;/div&gt;</text:p>
      <text:p text:style-name="Standard"><text:s text:c="20"/>&lt;/div&gt;</text:p>
      <text:p text:style-name="Standard"><text:s text:c="20"/>&lt;div class="faq-item"&gt;</text:p>
      <text:p text:style-name="Standard"><text:s text:c="24"/>&lt;div class="faq-question"&gt;</text:p>
      <text:p text:style-name="Standard"><text:s text:c="28"/>&lt;span&gt;How often should I change my passwords?&lt;/span&gt;</text:p>
      <text:p text:style-name="Standard"><text:s text:c="28"/>&lt;i class="fas fa-chevron-down"&gt;&lt;/i&gt;</text:p>
      <text:p text:style-name="Standard"><text:s text:c="24"/>&lt;/div&gt;</text:p>
      <text:p text:style-name="Standard"><text:s text:c="24"/>&lt;div class="faq-answer"&gt;</text:p>
      <text:p text:style-name="Standard"><text:s text:c="28"/>&lt;p&gt;For important accounts, it's recommended to change passwords every 3-6 months. However, if you suspect any account has been compromised, change that password immediately.&lt;/p&gt;</text:p>
      <text:p text:style-name="Standard"><text:s text:c="24"/>&lt;/div&gt;</text:p>
      <text:p text:style-name="Standard"><text:s text:c="20"/>&lt;/div&gt;</text:p>
      <text:p text:style-name="Standard"><text:s text:c="16"/>&lt;/div&gt;</text:p>
      <text:p text:style-name="Standard"><text:s text:c="12"/>&lt;/section&gt;</text:p>
      <text:p text:style-name="Standard"><text:s text:c="8"/>&lt;/section&gt;</text:p>
      <text:p text:style-name="Standard"/>
      <text:p text:style-name="Standard"><text:s text:c="8"/>&lt;!-- About Section --&gt;</text:p>
      <text:p text:style-name="Standard"><text:s text:c="8"/>&lt;section id="about-section" class="content-section"&gt;</text:p>
      <text:p text:style-name="Standard"><text:s text:c="12"/>&lt;div class="bg-white rounded-lg shadow-md p-6 mb-6"&gt;</text:p>
      <text:p text:style-name="Standard"><text:s text:c="16"/>&lt;h2 class="text-3xl font-bold text-gray-800 mb-6"&gt;About Secure Password Generator&lt;/h2&gt;</text:p>
      <text:p text:style-name="Standard"><text:s text:c="16"/></text:p>
      <text:p text:style-name="Standard"><text:s text:c="16"/>&lt;div class="prose max-w-none"&gt;</text:p>
      <text:p text:style-name="Standard"><text:s text:c="20"/>&lt;div class="mb-8"&gt;</text:p>
      <text:p text:style-name="Standard"><text:s text:c="24"/>&lt;h3 class="text-xl font-semibold mb-3"&gt;Our Mission&lt;/h3&gt;</text:p>
      <text:p text:style-name="Standard"><text:s text:c="24"/>&lt;p class="text-gray-600 mb-4"&gt;</text:p>
      <text:p text:style-name="Standard"><text:s text:c="28"/>At Secure Password Generator, we believe that everyone deserves to have strong, secure passwords without the hassle. </text:p>
      <text:p text:style-name="Standard"><text:s text:c="28"/>Our mission is to provide a simple, free, and secure tool that helps users create robust passwords and verify their safety.</text:p>
      <text:p text:style-name="Standard"><text:s text:c="24"/>&lt;/p&gt;</text:p>
      <text:p text:style-name="Standard"><text:s text:c="24"/>&lt;p class="text-gray-600"&gt;</text:p>
      <text:p text:style-name="Standard"><text:s text:c="28"/>We understand that in today's digital world, password security is more important than ever. That's why we've created </text:p>
      <text:p text:style-name="Standard"><text:soft-page-break/><text:s text:c="28"/>a comprehensive tool that not only generates strong passwords but also checks them against known data breaches.</text:p>
      <text:p text:style-name="Standard"><text:s text:c="24"/>&lt;/p&gt;</text:p>
      <text:p text:style-name="Standard"><text:s text:c="20"/>&lt;/div&gt;</text:p>
      <text:p text:style-name="Standard"/>
      <text:p text:style-name="Standard"><text:s text:c="20"/>&lt;div class="mb-8"&gt;</text:p>
      <text:p text:style-name="Standard"><text:s text:c="24"/>&lt;h3 class="text-xl font-semibold mb-3"&gt;What We Do&lt;/h3&gt;</text:p>
      <text:p text:style-name="Standard"><text:s text:c="24"/>&lt;ul class="list-disc list-inside text-gray-600 space-y-2"&gt;</text:p>
      <text:p text:style-name="Standard"><text:s text:c="28"/>&lt;li&gt;Generate secure, random passwords with customizable options&lt;/li&gt;</text:p>
      <text:p text:style-name="Standard"><text:s text:c="28"/>&lt;li&gt;Analyze password strength with real-time feedback&lt;/li&gt;</text:p>
      <text:p text:style-name="Standard"><text:s text:c="28"/>&lt;li&gt;Check passwords against the Have I Been Pwned database for breaches&lt;/li&gt;</text:p>
      <text:p text:style-name="Standard"><text:s text:c="28"/>&lt;li&gt;Save preferred password formats for quick generation&lt;/li&gt;</text:p>
      <text:p text:style-name="Standard"><text:s text:c="28"/>&lt;li&gt;Provide security tips and best practices&lt;/li&gt;</text:p>
      <text:p text:style-name="Standard"><text:s text:c="24"/>&lt;/ul&gt;</text:p>
      <text:p text:style-name="Standard"><text:s text:c="20"/>&lt;/div&gt;</text:p>
      <text:p text:style-name="Standard"/>
      <text:p text:style-name="Standard"><text:s text:c="20"/>&lt;div class="mb-8"&gt;</text:p>
      <text:p text:style-name="Standard"><text:s text:c="24"/>&lt;h3 class="text-xl font-semibold mb-3"&gt;Our Commitment to Privacy&lt;/h3&gt;</text:p>
      <text:p text:style-name="Standard"><text:s text:c="24"/>&lt;p class="text-gray-600 mb-4"&gt;</text:p>
      <text:p text:style-name="Standard"><text:s text:c="28"/>We take your privacy seriously. All password generation happens locally in your browser - we never store, transmit, </text:p>
      <text:p text:style-name="Standard"><text:s text:c="28"/>or save any passwords you generate. Your security is our top priority.</text:p>
      <text:p text:style-name="Standard"><text:s text:c="24"/>&lt;/p&gt;</text:p>
      <text:p text:style-name="Standard"><text:s text:c="24"/>&lt;p class="text-gray-600"&gt;</text:p>
      <text:p text:style-name="Standard"><text:s text:c="28"/>When checking password safety, we use the k-anonymity method to ensure your actual password is never exposed. </text:p>
      <text:p text:style-name="Standard"><text:s text:c="28"/>Only a partial hash is sent to the breach database, protecting your information at all times.</text:p>
      <text:p text:style-name="Standard"><text:s text:c="24"/>&lt;/p&gt;</text:p>
      <text:p text:style-name="Standard"><text:s text:c="20"/>&lt;/div&gt;</text:p>
      <text:p text:style-name="Standard"/>
      <text:p text:style-name="Standard"><text:s text:c="20"/>&lt;div class="mb-8"&gt;</text:p>
      <text:p text:style-name="Standard"><text:s text:c="24"/>&lt;h3 class="text-xl font-semibold mb-3"&gt;Why Choose Us?&lt;/h3&gt;</text:p>
      <text:p text:style-name="Standard"><text:s text:c="24"/>&lt;div class="grid grid-cols-1 md:grid-cols-2 gap-4"&gt;</text:p>
      <text:p text:style-name="Standard"><text:s text:c="28"/>&lt;div class="bg-blue-50 p-4 rounded-lg"&gt;</text:p>
      <text:p text:style-name="Standard"><text:s text:c="32"/>&lt;i class="fas fa-lock text-blue-600 text-2xl mb-2"&gt;&lt;/i&gt;</text:p>
      <text:p text:style-name="Standard"><text:s text:c="32"/>&lt;h4 class="font-semibold mb-1"&gt;100% Secure&lt;/h4&gt;</text:p>
      <text:p text:style-name="Standard"><text:s text:c="32"/>&lt;p class="text-gray-600"&gt;All operations happen locally in your browser&lt;/p&gt;</text:p>
      <text:p text:style-name="Standard"><text:s text:c="28"/>&lt;/div&gt;</text:p>
      <text:p text:style-name="Standard"><text:s text:c="28"/>&lt;div class="bg-green-50 p-4 rounded-lg"&gt;</text:p>
      <text:p text:style-name="Standard"><text:s text:c="32"/>&lt;i class="fas fa-bolt text-green-600 text-2xl mb-2"&gt;&lt;/i&gt;</text:p>
      <text:p text:style-name="Standard"><text:s text:c="32"/>&lt;h4 class="font-semibold mb-1"&gt;Fast &amp; Easy&lt;/h4&gt;</text:p>
      <text:p text:style-name="Standard"><text:s text:c="32"/>&lt;p class="text-gray-600"&gt;Generate strong passwords in seconds&lt;/p&gt;</text:p>
      <text:p text:style-name="Standard"><text:s text:c="28"/>&lt;/div&gt;</text:p>
      <text:p text:style-name="Standard"><text:s text:c="28"/>&lt;div class="bg-purple-50 p-4 rounded-lg"&gt;</text:p>
      <text:p text:style-name="Standard"><text:s text:c="32"/>&lt;i class="fas fa-gift text-purple-600 text-2xl mb-2"&gt;&lt;/i&gt;</text:p>
      <text:p text:style-name="Standard"><text:s text:c="32"/>&lt;h4 class="font-semibold mb-1"&gt;Free Forever&lt;/h4&gt;</text:p>
      <text:p text:style-name="Standard"><text:s text:c="32"/>&lt;p class="text-gray-600"&gt;No hidden costs or premium features&lt;/p&gt;</text:p>
      <text:p text:style-name="Standard"><text:s text:c="28"/>&lt;/div&gt;</text:p>
      <text:p text:style-name="Standard"><text:s text:c="28"/>&lt;div class="bg-yellow-50 p-4 rounded-lg"&gt;</text:p>
      <text:p text:style-name="Standard"><text:s text:c="32"/>&lt;i class="fas fa-shield-alt text-yellow-600 text-2xl mb-2"&gt;&lt;/i&gt;</text:p>
      <text:p text:style-name="Standard"><text:s text:c="32"/>&lt;h4 class="font-semibold mb-1"&gt;Trusted by Thousands&lt;/h4&gt;</text:p>
      <text:p text:style-name="Standard"><text:soft-page-break/><text:s text:c="32"/>&lt;p class="text-gray-600"&gt;Join our community of security-conscious users&lt;/p&gt;</text:p>
      <text:p text:style-name="Standard"><text:s text:c="28"/>&lt;/div&gt;</text:p>
      <text:p text:style-name="Standard"><text:s text:c="24"/>&lt;/div&gt;</text:p>
      <text:p text:style-name="Standard"><text:s text:c="20"/>&lt;/div&gt;</text:p>
      <text:p text:style-name="Standard"><text:s text:c="16"/>&lt;/div&gt;</text:p>
      <text:p text:style-name="Standard"><text:s text:c="12"/>&lt;/div&gt;</text:p>
      <text:p text:style-name="Standard"><text:s text:c="8"/>&lt;/section&gt;</text:p>
      <text:p text:style-name="Standard"/>
      <text:p text:style-name="Standard"><text:s text:c="8"/>&lt;!-- Contact Section --&gt;</text:p>
      <text:p text:style-name="Standard"><text:s text:c="8"/>&lt;section id="contact-section" class="content-section"&gt;</text:p>
      <text:p text:style-name="Standard"><text:s text:c="12"/>&lt;div class="bg-white rounded-lg shadow-md p-6 mb-6"&gt;</text:p>
      <text:p text:style-name="Standard"><text:s text:c="16"/>&lt;h2 class="text-3xl font-bold text-gray-800 mb-6"&gt;Contact Us&lt;/h2&gt;</text:p>
      <text:p text:style-name="Standard"><text:s text:c="16"/></text:p>
      <text:p text:style-name="Standard"><text:s text:c="16"/>&lt;div class="grid grid-cols-1 md:grid-cols-2 gap-8"&gt;</text:p>
      <text:p text:style-name="Standard"><text:s text:c="20"/>&lt;!-- Contact Information --&gt;</text:p>
      <text:p text:style-name="Standard"><text:s text:c="20"/>&lt;div&gt;</text:p>
      <text:p text:style-name="Standard"><text:s text:c="24"/>&lt;h3 class="text-xl font-semibold mb-4"&gt;Get in Touch&lt;/h3&gt;</text:p>
      <text:p text:style-name="Standard"><text:s text:c="24"/>&lt;p class="text-gray-600 mb-6"&gt;</text:p>
      <text:p text:style-name="Standard"><text:s text:c="28"/>Have questions, feedback, or need help with our password generator? </text:p>
      <text:p text:style-name="Standard"><text:s text:c="28"/>We'd love to hear from you! Fill out the form or reach out using the contact information below.</text:p>
      <text:p text:style-name="Standard"><text:s text:c="24"/>&lt;/p&gt;</text:p>
      <text:p text:style-name="Standard"><text:s text:c="24"/></text:p>
      <text:p text:style-name="Standard"><text:s text:c="24"/>&lt;div class="space-y-4"&gt;</text:p>
      <text:p text:style-name="Standard"><text:s text:c="28"/>&lt;div class="flex items-start"&gt;</text:p>
      <text:p text:style-name="Standard"><text:s text:c="32"/>&lt;div class="bg-blue-100 text-blue-600 p-3 rounded-full mr-4"&gt;</text:p>
      <text:p text:style-name="Standard"><text:s text:c="36"/>&lt;i class="fas fa-envelope"&gt;&lt;/i&gt;</text:p>
      <text:p text:style-name="Standard"><text:s text:c="32"/>&lt;/div&gt;</text:p>
      <text:p text:style-name="Standard"><text:s text:c="32"/>&lt;div&gt;</text:p>
      <text:p text:style-name="Standard"><text:s text:c="36"/>&lt;h4 class="font-semibold"&gt;Email&lt;/h4&gt;</text:p>
      <text:p text:style-name="Standard"><text:s text:c="36"/>&lt;p class="text-gray-600"&gt;contact@securepasswordgenerator.com&lt;/p&gt;</text:p>
      <text:p text:style-name="Standard"><text:s text:c="32"/>&lt;/div&gt;</text:p>
      <text:p text:style-name="Standard"><text:s text:c="28"/>&lt;/div&gt;</text:p>
      <text:p text:style-name="Standard"><text:s text:c="28"/></text:p>
      <text:p text:style-name="Standard"><text:s text:c="28"/>&lt;div class="flex items-start"&gt;</text:p>
      <text:p text:style-name="Standard"><text:s text:c="32"/>&lt;div class="bg-green-100 text-green-600 p-3 rounded-full mr-4"&gt;</text:p>
      <text:p text:style-name="Standard"><text:s text:c="36"/>&lt;i class="fas fa-phone"&gt;&lt;/i&gt;</text:p>
      <text:p text:style-name="Standard"><text:s text:c="32"/>&lt;/div&gt;</text:p>
      <text:p text:style-name="Standard"><text:s text:c="32"/>&lt;div&gt;</text:p>
      <text:p text:style-name="Standard"><text:s text:c="36"/>&lt;h4 class="font-semibold"&gt;Phone&lt;/h4&gt;</text:p>
      <text:p text:style-name="Standard"><text:s text:c="36"/>&lt;p class="text-gray-600"&gt;+1 (555) 123-4567&lt;/p&gt;</text:p>
      <text:p text:style-name="Standard"><text:s text:c="32"/>&lt;/div&gt;</text:p>
      <text:p text:style-name="Standard"><text:s text:c="28"/>&lt;/div&gt;</text:p>
      <text:p text:style-name="Standard"><text:s text:c="28"/></text:p>
      <text:p text:style-name="Standard"><text:s text:c="28"/>&lt;div class="flex items-start"&gt;</text:p>
      <text:p text:style-name="Standard"><text:s text:c="32"/>&lt;div class="bg-purple-100 text-purple-600 p-3 rounded-full mr-4"&gt;</text:p>
      <text:p text:style-name="Standard"><text:s text:c="36"/>&lt;i class="fas fa-map-marker-alt"&gt;&lt;/i&gt;</text:p>
      <text:p text:style-name="Standard"><text:s text:c="32"/>&lt;/div&gt;</text:p>
      <text:p text:style-name="Standard"><text:s text:c="32"/>&lt;div&gt;</text:p>
      <text:p text:style-name="Standard"><text:s text:c="36"/>&lt;h4 class="font-semibold"&gt;Location&lt;/h4&gt;</text:p>
      <text:p text:style-name="Standard"><text:s text:c="36"/>&lt;p class="text-gray-600"&gt;[City, State, Country]&lt;/p&gt;</text:p>
      <text:p text:style-name="Standard"><text:s text:c="32"/>&lt;/div&gt;</text:p>
      <text:p text:style-name="Standard"><text:soft-page-break/><text:s text:c="28"/>&lt;/div&gt;</text:p>
      <text:p text:style-name="Standard"><text:s text:c="24"/>&lt;/div&gt;</text:p>
      <text:p text:style-name="Standard"><text:s text:c="24"/></text:p>
      <text:p text:style-name="Standard"><text:s text:c="24"/>&lt;div class="mt-8"&gt;</text:p>
      <text:p text:style-name="Standard"><text:s text:c="28"/>&lt;h4 class="font-semibold mb-3"&gt;Business Hours&lt;/h4&gt;</text:p>
      <text:p text:style-name="Standard"><text:s text:c="28"/>&lt;ul class="text-gray-600 space-y-1"&gt;</text:p>
      <text:p text:style-name="Standard"><text:s text:c="32"/>&lt;li&gt;Monday - Friday: 9:00 AM - 6:00 PM&lt;/li&gt;</text:p>
      <text:p text:style-name="Standard"><text:s text:c="32"/>&lt;li&gt;Saturday: 10:00 AM - 4:00 PM&lt;/li&gt;</text:p>
      <text:p text:style-name="Standard"><text:s text:c="32"/>&lt;li&gt;Sunday: Closed&lt;/li&gt;</text:p>
      <text:p text:style-name="Standard"><text:s text:c="28"/>&lt;/ul&gt;</text:p>
      <text:p text:style-name="Standard"><text:s text:c="24"/>&lt;/div&gt;</text:p>
      <text:p text:style-name="Standard"><text:s text:c="20"/>&lt;/div&gt;</text:p>
      <text:p text:style-name="Standard"><text:s text:c="20"/></text:p>
      <text:p text:style-name="Standard"><text:s text:c="20"/>&lt;!-- Contact Form --&gt;</text:p>
      <text:p text:style-name="Standard"><text:s text:c="20"/>&lt;div&gt;</text:p>
      <text:p text:style-name="Standard"><text:s text:c="24"/>&lt;h3 class="text-xl font-semibold mb-4"&gt;Send a Message&lt;/h3&gt;</text:p>
      <text:p text:style-name="Standard"><text:s text:c="24"/>&lt;form id="contact-form" class="space-y-4"&gt;</text:p>
      <text:p text:style-name="Standard"><text:s text:c="28"/>&lt;div&gt;</text:p>
      <text:p text:style-name="Standard"><text:s text:c="32"/>&lt;label class="block text-gray-700 mb-2"&gt;Name&lt;/label&gt;</text:p>
      <text:p text:style-name="Standard"><text:s text:c="32"/>&lt;input type="text" class="w-full px-4 py-2 border border-gray-300 rounded-lg focus:outline-none focus:ring-2 focus:ring-blue-500" placeholder="Your Name" required&gt;</text:p>
      <text:p text:style-name="Standard"><text:s text:c="28"/>&lt;/div&gt;</text:p>
      <text:p text:style-name="Standard"><text:s text:c="28"/></text:p>
      <text:p text:style-name="Standard"><text:s text:c="28"/>&lt;div&gt;</text:p>
      <text:p text:style-name="Standard"><text:s text:c="32"/>&lt;label class="block text-gray-700 mb-2"&gt;Email&lt;/label&gt;</text:p>
      <text:p text:style-name="Standard"><text:s text:c="32"/>&lt;input type="email" class="w-full px-4 py-2 border border-gray-300 rounded-lg focus:outline-none focus:ring-2 focus:ring-blue-500" placeholder="your@email.com" required&gt;</text:p>
      <text:p text:style-name="Standard"><text:s text:c="28"/>&lt;/div&gt;</text:p>
      <text:p text:style-name="Standard"><text:s text:c="28"/></text:p>
      <text:p text:style-name="Standard"><text:s text:c="28"/>&lt;div&gt;</text:p>
      <text:p text:style-name="Standard"><text:s text:c="32"/>&lt;label class="block text-gray-700 mb-2"&gt;Subject&lt;/label&gt;</text:p>
      <text:p text:style-name="Standard"><text:s text:c="32"/>&lt;select class="w-full px-4 py-2 border border-gray-300 rounded-lg focus:outline-none focus:ring-2 focus:ring-blue-500" required&gt;</text:p>
      <text:p text:style-name="Standard"><text:s text:c="36"/>&lt;option&gt;General Inquiry&lt;/option&gt;</text:p>
      <text:p text:style-name="Standard"><text:s text:c="36"/>&lt;option&gt;Technical Support&lt;/option&gt;</text:p>
      <text:p text:style-name="Standard"><text:s text:c="36"/>&lt;option&gt;Feature Request&lt;/option&gt;</text:p>
      <text:p text:style-name="Standard"><text:s text:c="36"/>&lt;option&gt;Report a Bug&lt;/option&gt;</text:p>
      <text:p text:style-name="Standard"><text:s text:c="36"/>&lt;option&gt;Partnership&lt;/option&gt;</text:p>
      <text:p text:style-name="Standard"><text:s text:c="32"/>&lt;/select&gt;</text:p>
      <text:p text:style-name="Standard"><text:s text:c="28"/>&lt;/div&gt;</text:p>
      <text:p text:style-name="Standard"><text:s text:c="28"/></text:p>
      <text:p text:style-name="Standard"><text:s text:c="28"/>&lt;div&gt;</text:p>
      <text:p text:style-name="Standard"><text:s text:c="32"/>&lt;label class="block text-gray-700 mb-2"&gt;Message&lt;/label&gt;</text:p>
      <text:p text:style-name="Standard"><text:s text:c="32"/>&lt;textarea rows="4" class="w-full px-4 py-2 border border-gray-300 rounded-lg focus:outline-none focus:ring-2 focus:ring-blue-500" placeholder="Your message..." required&gt;&lt;/textarea&gt;</text:p>
      <text:p text:style-name="Standard"><text:s text:c="28"/>&lt;/div&gt;</text:p>
      <text:p text:style-name="Standard"><text:s text:c="28"/></text:p>
      <text:p text:style-name="Standard"><text:s text:c="28"/>&lt;button type="submit" class="w-full py-3 px-4 bg-blue-600 hover:bg-blue-700 text-white font-medium rounded-lg shadow-md transition duration-300"&gt;</text:p>
      <text:p text:style-name="Standard"><text:s text:c="32"/>Send Message</text:p>
      <text:p text:style-name="Standard"><text:s text:c="28"/>&lt;/button&gt;</text:p>
      <text:p text:style-name="Standard"><text:soft-page-break/><text:s text:c="24"/>&lt;/form&gt;</text:p>
      <text:p text:style-name="Standard"><text:s text:c="20"/>&lt;/div&gt;</text:p>
      <text:p text:style-name="Standard"><text:s text:c="16"/>&lt;/div&gt;</text:p>
      <text:p text:style-name="Standard"><text:s text:c="16"/></text:p>
      <text:p text:style-name="Standard"><text:s text:c="16"/>&lt;!-- FAQ Section --&gt;</text:p>
      <text:p text:style-name="Standard"><text:s text:c="16"/>&lt;div class="mt-12 pt-8 border-t border-gray-200"&gt;</text:p>
      <text:p text:style-name="Standard"><text:s text:c="20"/>&lt;h3 class="text-xl font-semibold mb-4"&gt;Frequently Asked Questions&lt;/h3&gt;</text:p>
      <text:p text:style-name="Standard"><text:s text:c="20"/>&lt;div class="space-y-4"&gt;</text:p>
      <text:p text:style-name="Standard"><text:s text:c="24"/>&lt;div class="bg-gray-50 p-4 rounded-lg"&gt;</text:p>
      <text:p text:style-name="Standard"><text:s text:c="28"/>&lt;h4 class="font-semibold mb-2"&gt;How quickly do you respond to messages?&lt;/h4&gt;</text:p>
      <text:p text:style-name="Standard"><text:s text:c="28"/>&lt;p class="text-gray-600"&gt;We typically respond to all inquiries within 24-48 hours during business days.&lt;/p&gt;</text:p>
      <text:p text:style-name="Standard"><text:s text:c="24"/>&lt;/div&gt;</text:p>
      <text:p text:style-name="Standard"><text:s text:c="24"/></text:p>
      <text:p text:style-name="Standard"><text:s text:c="24"/>&lt;div class="bg-gray-50 p-4 rounded-lg"&gt;</text:p>
      <text:p text:style-name="Standard"><text:s text:c="28"/>&lt;h4 class="font-semibold mb-2"&gt;Do you offer technical support?&lt;/h4&gt;</text:p>
      <text:p text:style-name="Standard"><text:s text:c="28"/>&lt;p class="text-gray-600"&gt;Yes, we provide technical support for all features of our password generator. Please select "Technical Support" as the subject when contacting us.&lt;/p&gt;</text:p>
      <text:p text:style-name="Standard"><text:s text:c="24"/>&lt;/div&gt;</text:p>
      <text:p text:style-name="Standard"><text:s text:c="24"/></text:p>
      <text:p text:style-name="Standard"><text:s text:c="24"/>&lt;div class="bg-gray-50 p-4 rounded-lg"&gt;</text:p>
      <text:p text:style-name="Standard"><text:s text:c="28"/>&lt;h4 class="font-semibold mb-2"&gt;Can I suggest new features?&lt;/h4&gt;</text:p>
      <text:p text:style-name="Standard"><text:s text:c="28"/>&lt;p class="text-gray-600"&gt;Absolutely! We love hearing from our users and welcome feature suggestions. Use the "Feature Request" option in the contact form.&lt;/p&gt;</text:p>
      <text:p text:style-name="Standard"><text:s text:c="24"/>&lt;/div&gt;</text:p>
      <text:p text:style-name="Standard"><text:s text:c="20"/>&lt;/div&gt;</text:p>
      <text:p text:style-name="Standard"><text:s text:c="16"/>&lt;/div&gt;</text:p>
      <text:p text:style-name="Standard"><text:s text:c="12"/>&lt;/div&gt;</text:p>
      <text:p text:style-name="Standard"><text:s text:c="8"/>&lt;/section&gt;</text:p>
      <text:p text:style-name="Standard"/>
      <text:p text:style-name="Standard"><text:s text:c="8"/>&lt;!-- Footer --&gt;</text:p>
      <text:p text:style-name="Standard"><text:s text:c="8"/>&lt;footer class="footer bg-white rounded-lg shadow-md p-6"&gt;</text:p>
      <text:p text:style-name="Standard"><text:s text:c="12"/>&lt;div class="flex flex-col md:flex-row justify-between items-center mb-4"&gt;</text:p>
      <text:p text:style-name="Standard"><text:s text:c="16"/>&lt;div class="mb-4 md:mb-0"&gt;</text:p>
      <text:p text:style-name="Standard"><text:s text:c="20"/>&lt;p class="font-semibold text-gray-800"&gt;www.securepasswordgenerator.com&lt;/p&gt;</text:p>
      <text:p text:style-name="Standard"><text:s text:c="20"/>&lt;p class="text-gray-600 text-sm"&gt;© 2025 Secure Password Generator. All rights reserved.&lt;/p&gt;</text:p>
      <text:p text:style-name="Standard"><text:s text:c="16"/>&lt;/div&gt;</text:p>
      <text:p text:style-name="Standard"><text:s text:c="16"/>&lt;div class="flex space-x-4"&gt;</text:p>
      <text:p text:style-name="Standard"><text:s text:c="20"/>&lt;a href="#" class="text-gray-600 hover:text-blue-600 transition"&gt;</text:p>
      <text:p text:style-name="Standard"><text:s text:c="24"/>&lt;i class="fab fa-facebook-f text-xl"&gt;&lt;/i&gt;</text:p>
      <text:p text:style-name="Standard"><text:s text:c="20"/>&lt;/a&gt;</text:p>
      <text:p text:style-name="Standard"><text:s text:c="20"/>&lt;a href="#" class="text-gray-600 hover:text-blue-400 transition"&gt;</text:p>
      <text:p text:style-name="Standard"><text:s text:c="24"/>&lt;i class="fab fa-twitter text-xl"&gt;&lt;/i&gt;</text:p>
      <text:p text:style-name="Standard"><text:s text:c="20"/>&lt;/a&gt;</text:p>
      <text:p text:style-name="Standard"><text:s text:c="20"/>&lt;a href="#" class="text-gray-600 hover:text-pink-600 transition"&gt;</text:p>
      <text:p text:style-name="Standard"><text:s text:c="24"/>&lt;i class="fab fa-instagram text-xl"&gt;&lt;/i&gt;</text:p>
      <text:p text:style-name="Standard"><text:s text:c="20"/>&lt;/a&gt;</text:p>
      <text:p text:style-name="Standard"><text:s text:c="20"/>&lt;a href="#" class="text-gray-600 hover:text-blue-700 transition"&gt;</text:p>
      <text:p text:style-name="Standard"><text:s text:c="24"/>&lt;i class="fab fa-linkedin-in text-xl"&gt;&lt;/i&gt;</text:p>
      <text:p text:style-name="Standard"><text:s text:c="20"/>&lt;/a&gt;</text:p>
      <text:p text:style-name="Standard"><text:soft-page-break/><text:s text:c="16"/>&lt;/div&gt;</text:p>
      <text:p text:style-name="Standard"><text:s text:c="12"/>&lt;/div&gt;</text:p>
      <text:p text:style-name="Standard"><text:s text:c="12"/>&lt;div class="flex flex-col md:flex-row justify-between items-center pt-4 border-t border-gray-200"&gt;</text:p>
      <text:p text:style-name="Standard"><text:s text:c="16"/>&lt;div class="mb-4 md:mb-0"&gt;</text:p>
      <text:p text:style-name="Standard"><text:s text:c="20"/>&lt;h3 class="font-semibold text-gray-800 mb-2"&gt;Quick Links&lt;/h3&gt;</text:p>
      <text:p text:style-name="Standard"><text:s text:c="20"/>&lt;div class="flex flex-wrap gap-3"&gt;</text:p>
      <text:p text:style-name="Standard"><text:s text:c="24"/>&lt;a href="#" data-section="home" data-target="generator" class="text-gray-600 hover:text-blue-600 transition"&gt;Generator&lt;/a&gt;</text:p>
      <text:p text:style-name="Standard"><text:s text:c="24"/>&lt;a href="#" data-section="home" data-target="features" class="text-gray-600 hover:text-blue-600 transition"&gt;Features&lt;/a&gt;</text:p>
      <text:p text:style-name="Standard"><text:s text:c="24"/>&lt;a href="#" data-section="home" data-target="how-to-use" class="text-gray-600 hover:text-blue-600 transition"&gt;How to Use&lt;/a&gt;</text:p>
      <text:p text:style-name="Standard"><text:s text:c="24"/>&lt;a href="#" data-section="home" data-target="faqs" class="text-gray-600 hover:text-blue-600 transition"&gt;FAQs&lt;/a&gt;</text:p>
      <text:p text:style-name="Standard"><text:s text:c="24"/>&lt;a href="#" data-section="about" class="text-gray-600 hover:text-blue-600 transition"&gt;About&lt;/a&gt;</text:p>
      <text:p text:style-name="Standard"><text:s text:c="24"/>&lt;a href="#" data-section="contact" class="text-gray-600 hover:text-blue-600 transition"&gt;Contact&lt;/a&gt;</text:p>
      <text:p text:style-name="Standard"><text:s text:c="20"/>&lt;/div&gt;</text:p>
      <text:p text:style-name="Standard"><text:s text:c="16"/>&lt;/div&gt;</text:p>
      <text:p text:style-name="Standard"><text:s text:c="16"/>&lt;div class="flex flex-col md:flex-row md:items-center gap-4"&gt;</text:p>
      <text:p text:style-name="Standard"><text:s text:c="20"/>&lt;div class="flex space-x-4"&gt;</text:p>
      <text:p text:style-name="Standard"><text:s text:c="24"/>&lt;a href="#" id="privacy-link" class="text-gray-600 hover:text-blue-600 transition"&gt;Privacy Policy&lt;/a&gt;</text:p>
      <text:p text:style-name="Standard"><text:s text:c="24"/>&lt;a href="#" id="terms-link" class="text-gray-600 hover:text-blue-600 transition"&gt;Terms of Service&lt;/a&gt;</text:p>
      <text:p text:style-name="Standard"><text:s text:c="20"/>&lt;/div&gt;</text:p>
      <text:p text:style-name="Standard"><text:s text:c="16"/>&lt;/div&gt;</text:p>
      <text:p text:style-name="Standard"><text:s text:c="12"/>&lt;/div&gt;</text:p>
      <text:p text:style-name="Standard"><text:s text:c="8"/>&lt;/footer&gt;</text:p>
      <text:p text:style-name="Standard"><text:s text:c="4"/>&lt;/div&gt;</text:p>
      <text:p text:style-name="Standard"/>
      <text:p text:style-name="Standard"><text:s text:c="4"/>&lt;script&gt;</text:p>
      <text:p text:style-name="Standard"><text:s text:c="8"/>// DOM Elements</text:p>
      <text:p text:style-name="Standard"><text:s text:c="8"/>const lengthSlider = document.getElementById('length');</text:p>
      <text:p text:style-name="Standard"><text:s text:c="8"/>const lengthNumber = document.getElementById('length-number');</text:p>
      <text:p text:style-name="Standard"><text:s text:c="8"/>const lengthValue = document.getElementById('length-value');</text:p>
      <text:p text:style-name="Standard"><text:s text:c="8"/>const uppercaseCheck = document.getElementById('uppercase');</text:p>
      <text:p text:style-name="Standard"><text:s text:c="8"/>const lowercaseCheck = document.getElementById('lowercase');</text:p>
      <text:p text:style-name="Standard"><text:s text:c="8"/>const numbersCheck = document.getElementById('numbers');</text:p>
      <text:p text:style-name="Standard"><text:s text:c="8"/>const symbolsCheck = document.getElementById('symbols');</text:p>
      <text:p text:style-name="Standard"><text:s text:c="8"/>const generateBtn = document.getElementById('generate-btn');</text:p>
      <text:p text:style-name="Standard"><text:s text:c="8"/>const passwordField = document.getElementById('generated-password');</text:p>
      <text:p text:style-name="Standard"><text:s text:c="8"/>const copyBtn = document.getElementById('copy-btn');</text:p>
      <text:p text:style-name="Standard"><text:s text:c="8"/>const strengthMeter = document.getElementById('strength-meter');</text:p>
      <text:p text:style-name="Standard"><text:s text:c="8"/>const strengthText = document.getElementById('strength-text');</text:p>
      <text:p text:style-name="Standard"><text:s text:c="8"/>const checkBreachBtn = document.getElementById('check-breach-btn');</text:p>
      <text:p text:style-name="Standard"><text:s text:c="8"/>const breachStatus = document.getElementById('breach-status');</text:p>
      <text:p text:style-name="Standard"><text:s text:c="8"/>const saveFormatBtn = document.getElementById('save-format-btn');</text:p>
      <text:p text:style-name="Standard"><text:s text:c="8"/>const formatsList = document.getElementById('formats-list');</text:p>
      <text:p text:style-name="Standard"><text:s text:c="8"/>const noFormats = document.getElementById('no-formats');</text:p>
      <text:p text:style-name="Standard"><text:soft-page-break/><text:s text:c="8"/>const passwordTip = document.getElementById('password-tip');</text:p>
      <text:p text:style-name="Standard"><text:s text:c="8"/>const toast = document.getElementById('toast');</text:p>
      <text:p text:style-name="Standard"><text:s text:c="8"/>const toastMessage = document.getElementById('toast-message');</text:p>
      <text:p text:style-name="Standard"><text:s text:c="8"/>const privacyLink = document.getElementById('privacy-link');</text:p>
      <text:p text:style-name="Standard"><text:s text:c="8"/>const termsLink = document.getElementById('terms-link');</text:p>
      <text:p text:style-name="Standard"><text:s text:c="8"/>const privacyModal = document.getElementById('privacyModal');</text:p>
      <text:p text:style-name="Standard"><text:s text:c="8"/>const termsModal = document.getElementById('termsModal');</text:p>
      <text:p text:style-name="Standard"><text:s text:c="8"/>const closeButtons = document.querySelectorAll('.close');</text:p>
      <text:p text:style-name="Standard"><text:s text:c="8"/>const menuToggle = document.getElementById('menu-toggle');</text:p>
      <text:p text:style-name="Standard"><text:s text:c="8"/>const mobileMenu = document.getElementById('mobile-menu');</text:p>
      <text:p text:style-name="Standard"><text:s text:c="8"/>const contactForm = document.getElementById('contact-form');</text:p>
      <text:p text:style-name="Standard"/>
      <text:p text:style-name="Standard"><text:s text:c="8"/>// Character sets</text:p>
      <text:p text:style-name="Standard"><text:s text:c="8"/>const charSets = {</text:p>
      <text:p text:style-name="Standard"><text:s text:c="12"/>uppercase: 'ABCDEFGHIJKLMNOPQRSTUVWXYZ',</text:p>
      <text:p text:style-name="Standard"><text:s text:c="12"/>lowercase: 'abcdefghijklmnopqrstuvwxyz',</text:p>
      <text:p text:style-name="Standard"><text:s text:c="12"/>numbers: '0123456789',</text:p>
      <text:p text:style-name="Standard"><text:s text:c="12"/>symbols: '!@#$%^&amp;*()_+-=[]{}|;:,.&lt;&gt;?'</text:p>
      <text:p text:style-name="Standard"><text:s text:c="8"/>};</text:p>
      <text:p text:style-name="Standard"/>
      <text:p text:style-name="Standard"><text:s text:c="8"/>// Daily tips</text:p>
      <text:p text:style-name="Standard"><text:s text:c="8"/>const dailyTips = [</text:p>
      <text:p text:style-name="Standard"><text:s text:c="12"/>"Never reuse passwords across multiple accounts.",</text:p>
      <text:p text:style-name="Standard"><text:s text:c="12"/>"Use a unique password for each of your important accounts.",</text:p>
      <text:p text:style-name="Standard"><text:s text:c="12"/>"Consider using a password manager to store your passwords securely.",</text:p>
      <text:p text:style-name="Standard"><text:s text:c="12"/>"Enable two-factor authentication whenever possible.",</text:p>
      <text:p text:style-name="Standard"><text:s text:c="12"/>"Change your passwords immediately if you suspect a breach.",</text:p>
      <text:p text:style-name="Standard"><text:s text:c="12"/>"Avoid using personal information in your passwords.",</text:p>
      <text:p text:style-name="Standard"><text:s text:c="12"/>"The longer your password, the more secure it is.",</text:p>
      <text:p text:style-name="Standard"><text:s text:c="12"/>"Consider using passphrases - random words that are easy to remember but hard to guess.",</text:p>
      <text:p text:style-name="Standard"><text:s text:c="12"/>"Don't share your passwords with anyone, even trusted friends or family.",</text:p>
      <text:p text:style-name="Standard"><text:s text:c="12"/>"Regularly update your passwords for important accounts."</text:p>
      <text:p text:style-name="Standard"><text:s text:c="8"/>];</text:p>
      <text:p text:style-name="Standard"/>
      <text:p text:style-name="Standard"><text:s text:c="8"/>// Initialize</text:p>
      <text:p text:style-name="Standard"><text:s text:c="8"/>document.addEventListener('DOMContentLoaded', () =&gt; {</text:p>
      <text:p text:style-name="Standard"><text:s text:c="12"/>// Initialize navigation</text:p>
      <text:p text:style-name="Standard"><text:s text:c="12"/>initNavigation();</text:p>
      <text:p text:style-name="Standard"><text:s text:c="12"/></text:p>
      <text:p text:style-name="Standard"><text:s text:c="12"/>// Sync length slider and number input</text:p>
      <text:p text:style-name="Standard"><text:s text:c="12"/>lengthSlider.addEventListener('input', () =&gt; {</text:p>
      <text:p text:style-name="Standard"><text:s text:c="16"/>lengthNumber.value = lengthSlider.value;</text:p>
      <text:p text:style-name="Standard"><text:s text:c="16"/>lengthValue.textContent = lengthSlider.value;</text:p>
      <text:p text:style-name="Standard"><text:s text:c="12"/>});</text:p>
      <text:p text:style-name="Standard"/>
      <text:p text:style-name="Standard"><text:s text:c="12"/>lengthNumber.addEventListener('input', () =&gt; {</text:p>
      <text:p text:style-name="Standard"><text:s text:c="16"/>lengthSlider.value = lengthNumber.value;</text:p>
      <text:p text:style-name="Standard"><text:s text:c="16"/>lengthValue.textContent = lengthNumber.value;</text:p>
      <text:p text:style-name="Standard"><text:s text:c="12"/>});</text:p>
      <text:p text:style-name="Standard"/>
      <text:p text:style-name="Standard"><text:s text:c="12"/>// Generate initial password</text:p>
      <text:p text:style-name="Standard"><text:s text:c="12"/>generatePassword();</text:p>
      <text:p text:style-name="Standard"><text:soft-page-break/></text:p>
      <text:p text:style-name="Standard"><text:s text:c="12"/>// Load saved formats</text:p>
      <text:p text:style-name="Standard"><text:s text:c="12"/>loadSavedFormats();</text:p>
      <text:p text:style-name="Standard"/>
      <text:p text:style-name="Standard"><text:s text:c="12"/>// Set random daily tip</text:p>
      <text:p text:style-name="Standard"><text:s text:c="12"/>const randomTip = dailyTips[Math.floor(Math.random() * dailyTips.length)];</text:p>
      <text:p text:style-name="Standard"><text:s text:c="12"/>passwordTip.textContent = randomTip;</text:p>
      <text:p text:style-name="Standard"/>
      <text:p text:style-name="Standard"><text:s text:c="12"/>// FAQ accordion</text:p>
      <text:p text:style-name="Standard"><text:s text:c="12"/>document.querySelectorAll('.faq-question').forEach(question =&gt; {</text:p>
      <text:p text:style-name="Standard"><text:s text:c="16"/>question.addEventListener('click', () =&gt; {</text:p>
      <text:p text:style-name="Standard"><text:s text:c="20"/>const answer = question.nextElementSibling;</text:p>
      <text:p text:style-name="Standard"><text:s text:c="20"/>const icon = question.querySelector('i');</text:p>
      <text:p text:style-name="Standard"><text:s text:c="20"/></text:p>
      <text:p text:style-name="Standard"><text:s text:c="20"/>answer.classList.toggle('active');</text:p>
      <text:p text:style-name="Standard"><text:s text:c="20"/>icon.classList.toggle('fa-chevron-down');</text:p>
      <text:p text:style-name="Standard"><text:s text:c="20"/>icon.classList.toggle('fa-chevron-up');</text:p>
      <text:p text:style-name="Standard"><text:s text:c="16"/>});</text:p>
      <text:p text:style-name="Standard"><text:s text:c="12"/>});</text:p>
      <text:p text:style-name="Standard"/>
      <text:p text:style-name="Standard"><text:s text:c="12"/>// Modal event listeners</text:p>
      <text:p text:style-name="Standard"><text:s text:c="12"/>privacyLink.addEventListener('click', (e) =&gt; {</text:p>
      <text:p text:style-name="Standard"><text:s text:c="16"/>e.preventDefault();</text:p>
      <text:p text:style-name="Standard"><text:s text:c="16"/>privacyModal.style.display = 'block';</text:p>
      <text:p text:style-name="Standard"><text:s text:c="12"/>});</text:p>
      <text:p text:style-name="Standard"/>
      <text:p text:style-name="Standard"><text:s text:c="12"/>termsLink.addEventListener('click', (e) =&gt; {</text:p>
      <text:p text:style-name="Standard"><text:s text:c="16"/>e.preventDefault();</text:p>
      <text:p text:style-name="Standard"><text:s text:c="16"/>termsModal.style.display = 'block';</text:p>
      <text:p text:style-name="Standard"><text:s text:c="12"/>});</text:p>
      <text:p text:style-name="Standard"/>
      <text:p text:style-name="Standard"><text:s text:c="12"/>closeButtons.forEach(btn =&gt; {</text:p>
      <text:p text:style-name="Standard"><text:s text:c="16"/>btn.addEventListener('click', () =&gt; {</text:p>
      <text:p text:style-name="Standard"><text:s text:c="20"/>privacyModal.style.display = 'none';</text:p>
      <text:p text:style-name="Standard"><text:s text:c="20"/>termsModal.style.display = 'none';</text:p>
      <text:p text:style-name="Standard"><text:s text:c="16"/>});</text:p>
      <text:p text:style-name="Standard"><text:s text:c="12"/>});</text:p>
      <text:p text:style-name="Standard"/>
      <text:p text:style-name="Standard"><text:s text:c="12"/>window.addEventListener('click', (e) =&gt; {</text:p>
      <text:p text:style-name="Standard"><text:s text:c="16"/>if (e.target === privacyModal) {</text:p>
      <text:p text:style-name="Standard"><text:s text:c="20"/>privacyModal.style.display = 'none';</text:p>
      <text:p text:style-name="Standard"><text:s text:c="16"/>}</text:p>
      <text:p text:style-name="Standard"><text:s text:c="16"/>if (e.target === termsModal) {</text:p>
      <text:p text:style-name="Standard"><text:s text:c="20"/>termsModal.style.display = 'none';</text:p>
      <text:p text:style-name="Standard"><text:s text:c="16"/>}</text:p>
      <text:p text:style-name="Standard"><text:s text:c="12"/>});</text:p>
      <text:p text:style-name="Standard"/>
      <text:p text:style-name="Standard"><text:s text:c="12"/>// Mobile menu toggle</text:p>
      <text:p text:style-name="Standard"><text:s text:c="12"/>menuToggle.addEventListener('click', () =&gt; {</text:p>
      <text:p text:style-name="Standard"><text:s text:c="16"/>mobileMenu.classList.toggle('active');</text:p>
      <text:p text:style-name="Standard"><text:s text:c="12"/>});</text:p>
      <text:p text:style-name="Standard"/>
      <text:p text:style-name="Standard"><text:soft-page-break/><text:s text:c="12"/>// Close mobile menu when clicking on a link</text:p>
      <text:p text:style-name="Standard"><text:s text:c="12"/>document.querySelectorAll('#mobile-menu a').forEach(link =&gt; {</text:p>
      <text:p text:style-name="Standard"><text:s text:c="16"/>link.addEventListener('click', () =&gt; {</text:p>
      <text:p text:style-name="Standard"><text:s text:c="20"/>mobileMenu.classList.remove('active');</text:p>
      <text:p text:style-name="Standard"><text:s text:c="16"/>});</text:p>
      <text:p text:style-name="Standard"><text:s text:c="12"/>});</text:p>
      <text:p text:style-name="Standard"/>
      <text:p text:style-name="Standard"><text:s text:c="12"/>// Contact form submission</text:p>
      <text:p text:style-name="Standard"><text:s text:c="12"/>contactForm.addEventListener('submit', (e) =&gt; {</text:p>
      <text:p text:style-name="Standard"><text:s text:c="16"/>e.preventDefault();</text:p>
      <text:p text:style-name="Standard"><text:s text:c="16"/>showToast('Message sent successfully! We\'ll get back to you soon.');</text:p>
      <text:p text:style-name="Standard"><text:s text:c="16"/>contactForm.reset();</text:p>
      <text:p text:style-name="Standard"><text:s text:c="12"/>});</text:p>
      <text:p text:style-name="Standard"><text:s text:c="8"/>});</text:p>
      <text:p text:style-name="Standard"/>
      <text:p text:style-name="Standard"><text:s text:c="8"/>// Initialize navigation</text:p>
      <text:p text:style-name="Standard"><text:s text:c="8"/>function initNavigation() {</text:p>
      <text:p text:style-name="Standard"><text:s text:c="12"/>// Handle navigation links</text:p>
      <text:p text:style-name="Standard"><text:s text:c="12"/>document.querySelectorAll('a[data-section]').forEach(link =&gt; {</text:p>
      <text:p text:style-name="Standard"><text:s text:c="16"/>link.addEventListener('click', (e) =&gt; {</text:p>
      <text:p text:style-name="Standard"><text:s text:c="20"/>e.preventDefault();</text:p>
      <text:p text:style-name="Standard"><text:s text:c="20"/>const section = link.getAttribute('data-section');</text:p>
      <text:p text:style-name="Standard"><text:s text:c="20"/>const target = link.getAttribute('data-target');</text:p>
      <text:p text:style-name="Standard"><text:s text:c="20"/></text:p>
      <text:p text:style-name="Standard"><text:s text:c="20"/>// Show the section</text:p>
      <text:p text:style-name="Standard"><text:s text:c="20"/>showSection(section);</text:p>
      <text:p text:style-name="Standard"><text:s text:c="20"/></text:p>
      <text:p text:style-name="Standard"><text:s text:c="20"/>// Update active nav link</text:p>
      <text:p text:style-name="Standard"><text:s text:c="20"/>document.querySelectorAll('.nav-link').forEach(navLink =&gt; {</text:p>
      <text:p text:style-name="Standard"><text:s text:c="24"/>navLink.classList.remove('active');</text:p>
      <text:p text:style-name="Standard"><text:s text:c="20"/>});</text:p>
      <text:p text:style-name="Standard"><text:s text:c="20"/>link.classList.add('active');</text:p>
      <text:p text:style-name="Standard"><text:s text:c="20"/></text:p>
      <text:p text:style-name="Standard"><text:s text:c="20"/>// Scroll to top</text:p>
      <text:p text:style-name="Standard"><text:s text:c="20"/>window.scrollTo({ top: 0, behavior: 'smooth' });</text:p>
      <text:p text:style-name="Standard"><text:s text:c="20"/></text:p>
      <text:p text:style-name="Standard"><text:s text:c="20"/>// If there's a target element, scroll to it after a short delay</text:p>
      <text:p text:style-name="Standard"><text:s text:c="20"/>if (target) {</text:p>
      <text:p text:style-name="Standard"><text:s text:c="24"/>setTimeout(() =&gt; {</text:p>
      <text:p text:style-name="Standard"><text:s text:c="28"/>const targetElement = document.getElementById(target);</text:p>
      <text:p text:style-name="Standard"><text:s text:c="28"/>if (targetElement) {</text:p>
      <text:p text:style-name="Standard"><text:s text:c="32"/>targetElement.scrollIntoView({ behavior: 'smooth', block: 'start' });</text:p>
      <text:p text:style-name="Standard"><text:s text:c="28"/>}</text:p>
      <text:p text:style-name="Standard"><text:s text:c="24"/>}, 100);</text:p>
      <text:p text:style-name="Standard"><text:s text:c="20"/>}</text:p>
      <text:p text:style-name="Standard"><text:s text:c="16"/>});</text:p>
      <text:p text:style-name="Standard"><text:s text:c="12"/>});</text:p>
      <text:p text:style-name="Standard"><text:s text:c="8"/>}</text:p>
      <text:p text:style-name="Standard"/>
      <text:p text:style-name="Standard"><text:s text:c="8"/>// Show section</text:p>
      <text:p text:style-name="Standard"><text:s text:c="8"/>function showSection(sectionId) {</text:p>
      <text:p text:style-name="Standard"><text:s text:c="12"/>// Hide all sections</text:p>
      <text:p text:style-name="Standard"><text:soft-page-break/><text:s text:c="12"/>document.querySelectorAll('.content-section').forEach(section =&gt; {</text:p>
      <text:p text:style-name="Standard"><text:s text:c="16"/>section.classList.remove('active');</text:p>
      <text:p text:style-name="Standard"><text:s text:c="12"/>});</text:p>
      <text:p text:style-name="Standard"><text:s text:c="12"/></text:p>
      <text:p text:style-name="Standard"><text:s text:c="12"/>// Show the selected section</text:p>
      <text:p text:style-name="Standard"><text:s text:c="12"/>const selectedSection = document.getElementById(`${sectionId}-section`);</text:p>
      <text:p text:style-name="Standard"><text:s text:c="12"/>if (selectedSection) {</text:p>
      <text:p text:style-name="Standard"><text:s text:c="16"/>selectedSection.classList.add('active');</text:p>
      <text:p text:style-name="Standard"><text:s text:c="12"/>}</text:p>
      <text:p text:style-name="Standard"><text:s text:c="8"/>}</text:p>
      <text:p text:style-name="Standard"/>
      <text:p text:style-name="Standard"><text:s text:c="8"/>// Generate password function</text:p>
      <text:p text:style-name="Standard"><text:s text:c="8"/>generateBtn.addEventListener('click', generatePassword);</text:p>
      <text:p text:style-name="Standard"/>
      <text:p text:style-name="Standard"><text:s text:c="8"/>function generatePassword() {</text:p>
      <text:p text:style-name="Standard"><text:s text:c="12"/>let charset = '';</text:p>
      <text:p text:style-name="Standard"><text:s text:c="12"/>let password = '';</text:p>
      <text:p text:style-name="Standard"/>
      <text:p text:style-name="Standard"><text:s text:c="12"/>// Build charset based on selected options</text:p>
      <text:p text:style-name="Standard"><text:s text:c="12"/>if (uppercaseCheck.checked) charset += charSets.uppercase;</text:p>
      <text:p text:style-name="Standard"><text:s text:c="12"/>if (lowercaseCheck.checked) charset += charSets.lowercase;</text:p>
      <text:p text:style-name="Standard"><text:s text:c="12"/>if (numbersCheck.checked) charset += charSets.numbers;</text:p>
      <text:p text:style-name="Standard"><text:s text:c="12"/>if (symbolsCheck.checked) charset += charSets.symbols;</text:p>
      <text:p text:style-name="Standard"/>
      <text:p text:style-name="Standard"><text:s text:c="12"/>// Ensure at least one character type is selected</text:p>
      <text:p text:style-name="Standard"><text:s text:c="12"/>if (charset === '') {</text:p>
      <text:p text:style-name="Standard"><text:s text:c="16"/>showToast('Please select at least one character type!', 'error');</text:p>
      <text:p text:style-name="Standard"><text:s text:c="16"/>return;</text:p>
      <text:p text:style-name="Standard"><text:s text:c="12"/>}</text:p>
      <text:p text:style-name="Standard"/>
      <text:p text:style-name="Standard"><text:s text:c="12"/>// Generate password</text:p>
      <text:p text:style-name="Standard"><text:s text:c="12"/>const length = parseInt(lengthSlider.value);</text:p>
      <text:p text:style-name="Standard"><text:s text:c="12"/>for (let i = 0; i &lt; length; i++) {</text:p>
      <text:p text:style-name="Standard"><text:s text:c="16"/>password += charset.charAt(Math.floor(Math.random() * charset.length));</text:p>
      <text:p text:style-name="Standard"><text:s text:c="12"/>}</text:p>
      <text:p text:style-name="Standard"/>
      <text:p text:style-name="Standard"><text:s text:c="12"/>// Ensure at least one character from each selected type</text:p>
      <text:p text:style-name="Standard"><text:s text:c="12"/>if (uppercaseCheck.checked &amp;&amp; !/[A-Z]/.test(password)) {</text:p>
      <text:p text:style-name="Standard"><text:s text:c="16"/>password = replaceRandomChar(password, charSets.uppercase);</text:p>
      <text:p text:style-name="Standard"><text:s text:c="12"/>}</text:p>
      <text:p text:style-name="Standard"><text:s text:c="12"/>if (lowercaseCheck.checked &amp;&amp; !/[a-z]/.test(password)) {</text:p>
      <text:p text:style-name="Standard"><text:s text:c="16"/>password = replaceRandomChar(password, charSets.lowercase);</text:p>
      <text:p text:style-name="Standard"><text:s text:c="12"/>}</text:p>
      <text:p text:style-name="Standard"><text:s text:c="12"/>if (numbersCheck.checked &amp;&amp; !/[0-9]/.test(password)) {</text:p>
      <text:p text:style-name="Standard"><text:s text:c="16"/>password = replaceRandomChar(password, charSets.numbers);</text:p>
      <text:p text:style-name="Standard"><text:s text:c="12"/>}</text:p>
      <text:p text:style-name="Standard"><text:s text:c="12"/>if (symbolsCheck.checked &amp;&amp; !/[!@#$%^&amp;*()_+\-=\[\]{}|;:,.&lt;&gt;?]/.test(password)) {</text:p>
      <text:p text:style-name="Standard"><text:s text:c="16"/>password = replaceRandomChar(password, charSets.symbols);</text:p>
      <text:p text:style-name="Standard"><text:s text:c="12"/>}</text:p>
      <text:p text:style-name="Standard"/>
      <text:p text:style-name="Standard"><text:s text:c="12"/>// Shuffle the password</text:p>
      <text:p text:style-name="Standard"><text:s text:c="12"/>password = password.split('').sort(() =&gt; 0.5 - Math.random()).join('');</text:p>
      <text:p text:style-name="Standard"><text:soft-page-break/></text:p>
      <text:p text:style-name="Standard"><text:s text:c="12"/>// Display password</text:p>
      <text:p text:style-name="Standard"><text:s text:c="12"/>passwordField.value = password;</text:p>
      <text:p text:style-name="Standard"/>
      <text:p text:style-name="Standard"><text:s text:c="12"/>// Update strength meter</text:p>
      <text:p text:style-name="Standard"><text:s text:c="12"/>updateStrengthMeter(password);</text:p>
      <text:p text:style-name="Standard"><text:s text:c="8"/>}</text:p>
      <text:p text:style-name="Standard"/>
      <text:p text:style-name="Standard"><text:s text:c="8"/>// Replace random character in password with one from the given charset</text:p>
      <text:p text:style-name="Standard"><text:s text:c="8"/>function replaceRandomChar(password, charset) {</text:p>
      <text:p text:style-name="Standard"><text:s text:c="12"/>const position = Math.floor(Math.random() * password.length);</text:p>
      <text:p text:style-name="Standard"><text:s text:c="12"/>const newChar = charset.charAt(Math.floor(Math.random() * charset.length));</text:p>
      <text:p text:style-name="Standard"><text:s text:c="12"/>return password.substring(0, position) + newChar + password.substring(position + 1);</text:p>
      <text:p text:style-name="Standard"><text:s text:c="8"/>}</text:p>
      <text:p text:style-name="Standard"/>
      <text:p text:style-name="Standard"><text:s text:c="8"/>// Update strength meter</text:p>
      <text:p text:style-name="Standard"><text:s text:c="8"/>function updateStrengthMeter(password) {</text:p>
      <text:p text:style-name="Standard"><text:s text:c="12"/>let strength = 0;</text:p>
      <text:p text:style-name="Standard"><text:s text:c="12"/>let strengthLabel = '';</text:p>
      <text:p text:style-name="Standard"><text:s text:c="12"/>let strengthClass = '';</text:p>
      <text:p text:style-name="Standard"/>
      <text:p text:style-name="Standard"><text:s text:c="12"/>// Calculate strength based on various factors</text:p>
      <text:p text:style-name="Standard"><text:s text:c="12"/>// Length</text:p>
      <text:p text:style-name="Standard"><text:s text:c="12"/>if (password.length &gt;= 8) strength += 1;</text:p>
      <text:p text:style-name="Standard"><text:s text:c="12"/>if (password.length &gt;= 12) strength += 1;</text:p>
      <text:p text:style-name="Standard"><text:s text:c="12"/>if (password.length &gt;= 16) strength += 1;</text:p>
      <text:p text:style-name="Standard"/>
      <text:p text:style-name="Standard"><text:s text:c="12"/>// Character types</text:p>
      <text:p text:style-name="Standard"><text:s text:c="12"/>if (/[a-z]/.test(password)) strength += 1;</text:p>
      <text:p text:style-name="Standard"><text:s text:c="12"/>if (/[A-Z]/.test(password)) strength += 1;</text:p>
      <text:p text:style-name="Standard"><text:s text:c="12"/>if (/[0-9]/.test(password)) strength += 1;</text:p>
      <text:p text:style-name="Standard"><text:s text:c="12"/>if (/[^a-zA-Z0-9]/.test(password)) strength += 1;</text:p>
      <text:p text:style-name="Standard"/>
      <text:p text:style-name="Standard"><text:s text:c="12"/>// Determine strength level</text:p>
      <text:p text:style-name="Standard"><text:s text:c="12"/>if (strength &lt; 4) {</text:p>
      <text:p text:style-name="Standard"><text:s text:c="16"/>strengthLabel = 'Weak';</text:p>
      <text:p text:style-name="Standard"><text:s text:c="16"/>strengthClass = 'strength-weak';</text:p>
      <text:p text:style-name="Standard"><text:s text:c="12"/>} else if (strength &lt; 7) {</text:p>
      <text:p text:style-name="Standard"><text:s text:c="16"/>strengthLabel = 'Medium';</text:p>
      <text:p text:style-name="Standard"><text:s text:c="16"/>strengthClass = 'strength-medium';</text:p>
      <text:p text:style-name="Standard"><text:s text:c="12"/>} else {</text:p>
      <text:p text:style-name="Standard"><text:s text:c="16"/>strengthLabel = 'Strong';</text:p>
      <text:p text:style-name="Standard"><text:s text:c="16"/>strengthClass = 'strength-strong';</text:p>
      <text:p text:style-name="Standard"><text:s text:c="12"/>}</text:p>
      <text:p text:style-name="Standard"/>
      <text:p text:style-name="Standard"><text:s text:c="12"/>// Update UI</text:p>
      <text:p text:style-name="Standard"><text:s text:c="12"/>strengthText.textContent = strengthLabel;</text:p>
      <text:p text:style-name="Standard"><text:s text:c="12"/>strengthMeter.className = `strength-meter ${strengthClass}`;</text:p>
      <text:p text:style-name="Standard"><text:s text:c="12"/>strengthMeter.style.width = `${(strength / 8) * 100}%`;</text:p>
      <text:p text:style-name="Standard"><text:s text:c="8"/>}</text:p>
      <text:p text:style-name="Standard"/>
      <text:p text:style-name="Standard"><text:s text:c="8"/>// Copy password to clipboard</text:p>
      <text:p text:style-name="Standard"><text:soft-page-break/><text:s text:c="8"/>copyBtn.addEventListener('click', () =&gt; {</text:p>
      <text:p text:style-name="Standard"><text:s text:c="12"/>if (passwordField.value) {</text:p>
      <text:p text:style-name="Standard"><text:s text:c="16"/>passwordField.select();</text:p>
      <text:p text:style-name="Standard"><text:s text:c="16"/>document.execCommand('copy');</text:p>
      <text:p text:style-name="Standard"><text:s text:c="16"/>showToast('Password copied to clipboard!');</text:p>
      <text:p text:style-name="Standard"><text:s text:c="12"/>} else {</text:p>
      <text:p text:style-name="Standard"><text:s text:c="16"/>showToast('Generate a password first!', 'error');</text:p>
      <text:p text:style-name="Standard"><text:s text:c="12"/>}</text:p>
      <text:p text:style-name="Standard"><text:s text:c="8"/>});</text:p>
      <text:p text:style-name="Standard"/>
      <text:p text:style-name="Standard"><text:s text:c="8"/>// Check password against Have I Been Pwned API</text:p>
      <text:p text:style-name="Standard"><text:s text:c="8"/>checkBreachBtn.addEventListener('click', async () =&gt; {</text:p>
      <text:p text:style-name="Standard"><text:s text:c="12"/>const password = passwordField.value;</text:p>
      <text:p text:style-name="Standard"><text:s text:c="12"/>if (!password) {</text:p>
      <text:p text:style-name="Standard"><text:s text:c="16"/>showToast('Generate a password first!', 'error');</text:p>
      <text:p text:style-name="Standard"><text:s text:c="16"/>return;</text:p>
      <text:p text:style-name="Standard"><text:s text:c="12"/>}</text:p>
      <text:p text:style-name="Standard"/>
      <text:p text:style-name="Standard"><text:s text:c="12"/>// Show loading state</text:p>
      <text:p text:style-name="Standard"><text:s text:c="12"/>breachStatus.innerHTML = '&lt;i class="fas fa-spinner fa-spin mr-2 text-blue-500"&gt;&lt;/i&gt;&lt;span&gt;Checking password safety...&lt;/span&gt;';</text:p>
      <text:p text:style-name="Standard"/>
      <text:p text:style-name="Standard"><text:s text:c="12"/>try {</text:p>
      <text:p text:style-name="Standard"><text:s text:c="16"/>// SHA-1 hash the password (using a simple implementation for demo purposes)</text:p>
      <text:p text:style-name="Standard"><text:s text:c="16"/>// In a real app, you would use a proper crypto library</text:p>
      <text:p text:style-name="Standard"><text:s text:c="16"/>const hash = await sha1(password);</text:p>
      <text:p text:style-name="Standard"><text:s text:c="16"/>const prefix = hash.substring(0, 5);</text:p>
      <text:p text:style-name="Standard"><text:s text:c="16"/>const suffix = hash.substring(5);</text:p>
      <text:p text:style-name="Standard"/>
      <text:p text:style-name="Standard"><text:s text:c="16"/>// Call the HIBP API</text:p>
      <text:p text:style-name="Standard"><text:s text:c="16"/>const response = await fetch(`https://api.pwnedpasswords.com/range/${prefix}`);</text:p>
      <text:p text:style-name="Standard"><text:s text:c="16"/>const data = await response.text();</text:p>
      <text:p text:style-name="Standard"><text:s text:c="16"/></text:p>
      <text:p text:style-name="Standard"><text:s text:c="16"/>// Check if the password suffix is in the response</text:p>
      <text:p text:style-name="Standard"><text:s text:c="16"/>const found = data.split('\n').some(line =&gt; line.startsWith(suffix));</text:p>
      <text:p text:style-name="Standard"><text:s text:c="16"/></text:p>
      <text:p text:style-name="Standard"><text:s text:c="16"/>if (found) {</text:p>
      <text:p text:style-name="Standard"><text:s text:c="20"/>breachStatus.innerHTML = '&lt;i class="fas fa-exclamation-triangle mr-2 text-red-500"&gt;&lt;/i&gt;&lt;span class="text-red-600"&gt;This password has been found in data breaches! Choose a different one.&lt;/span&gt;';</text:p>
      <text:p text:style-name="Standard"><text:s text:c="16"/>} else {</text:p>
      <text:p text:style-name="Standard"><text:s text:c="20"/>breachStatus.innerHTML = '&lt;i class="fas fa-check-circle mr-2 text-green-500"&gt;&lt;/i&gt;&lt;span class="text-green-600"&gt;Good news! This password has not been found in any known data breaches.&lt;/span&gt;';</text:p>
      <text:p text:style-name="Standard"><text:s text:c="16"/>}</text:p>
      <text:p text:style-name="Standard"><text:s text:c="12"/>} catch (error) {</text:p>
      <text:p text:style-name="Standard"><text:s text:c="16"/>console.error('Error checking password:', error);</text:p>
      <text:p text:style-name="Standard"><text:s text:c="16"/>breachStatus.innerHTML = '&lt;i class="fas fa-exclamation-circle mr-2 text-yellow-500"&gt;&lt;/i&gt;&lt;span class="text-yellow-600"&gt;Could not check password safety. Please try again later.&lt;/span&gt;';</text:p>
      <text:p text:style-name="Standard"><text:s text:c="12"/>}</text:p>
      <text:p text:style-name="Standard"><text:s text:c="8"/>});</text:p>
      <text:p text:style-name="Standard"><text:soft-page-break/></text:p>
      <text:p text:style-name="Standard"><text:s text:c="8"/>// Simple SHA-1 implementation for demo purposes</text:p>
      <text:p text:style-name="Standard"><text:s text:c="8"/>// In a real application, you would use a proper crypto library</text:p>
      <text:p text:style-name="Standard"><text:s text:c="8"/>async function sha1(message) {</text:p>
      <text:p text:style-name="Standard"><text:s text:c="12"/>const encoder = new TextEncoder();</text:p>
      <text:p text:style-name="Standard"><text:s text:c="12"/>const data = encoder.encode(message);</text:p>
      <text:p text:style-name="Standard"><text:s text:c="12"/>const hashBuffer = await crypto.subtle.digest('SHA-1', data);</text:p>
      <text:p text:style-name="Standard"><text:s text:c="12"/>const hashArray = Array.from(new Uint8Array(hashBuffer));</text:p>
      <text:p text:style-name="Standard"><text:s text:c="12"/>const hashHex = hashArray.map(b =&gt; b.toString(16).padStart(2, '0')).join('');</text:p>
      <text:p text:style-name="Standard"><text:s text:c="12"/>return hashHex.toUpperCase();</text:p>
      <text:p text:style-name="Standard"><text:s text:c="8"/>}</text:p>
      <text:p text:style-name="Standard"/>
      <text:p text:style-name="Standard"><text:s text:c="8"/>// Save current format</text:p>
      <text:p text:style-name="Standard"><text:s text:c="8"/>saveFormatBtn.addEventListener('click', () =&gt; {</text:p>
      <text:p text:style-name="Standard"><text:s text:c="12"/>const format = {</text:p>
      <text:p text:style-name="Standard"><text:s text:c="16"/>length: parseInt(lengthSlider.value),</text:p>
      <text:p text:style-name="Standard"><text:s text:c="16"/>uppercase: uppercaseCheck.checked,</text:p>
      <text:p text:style-name="Standard"><text:s text:c="16"/>lowercase: lowercaseCheck.checked,</text:p>
      <text:p text:style-name="Standard"><text:s text:c="16"/>numbers: numbersCheck.checked,</text:p>
      <text:p text:style-name="Standard"><text:s text:c="16"/>symbols: symbolsCheck.checked,</text:p>
      <text:p text:style-name="Standard"><text:s text:c="16"/>id: Date.now() // Simple ID using timestamp</text:p>
      <text:p text:style-name="Standard"><text:s text:c="12"/>};</text:p>
      <text:p text:style-name="Standard"/>
      <text:p text:style-name="Standard"><text:s text:c="12"/>// Get saved formats from localStorage</text:p>
      <text:p text:style-name="Standard"><text:s text:c="12"/>let savedFormats = JSON.parse(localStorage.getItem('passwordFormats') || '[]');</text:p>
      <text:p text:style-name="Standard"><text:s text:c="12"/></text:p>
      <text:p text:style-name="Standard"><text:s text:c="12"/>// Add new format</text:p>
      <text:p text:style-name="Standard"><text:s text:c="12"/>savedFormats.push(format);</text:p>
      <text:p text:style-name="Standard"><text:s text:c="12"/></text:p>
      <text:p text:style-name="Standard"><text:s text:c="12"/>// Save to localStorage</text:p>
      <text:p text:style-name="Standard"><text:s text:c="12"/>localStorage.setItem('passwordFormats', JSON.stringify(savedFormats));</text:p>
      <text:p text:style-name="Standard"><text:s text:c="12"/></text:p>
      <text:p text:style-name="Standard"><text:s text:c="12"/>// Reload formats list</text:p>
      <text:p text:style-name="Standard"><text:s text:c="12"/>loadSavedFormats();</text:p>
      <text:p text:style-name="Standard"><text:s text:c="12"/></text:p>
      <text:p text:style-name="Standard"><text:s text:c="12"/>showToast('Format saved successfully!');</text:p>
      <text:p text:style-name="Standard"><text:s text:c="8"/>});</text:p>
      <text:p text:style-name="Standard"/>
      <text:p text:style-name="Standard"><text:s text:c="8"/>// Load saved formats</text:p>
      <text:p text:style-name="Standard"><text:s text:c="8"/>function loadSavedFormats() {</text:p>
      <text:p text:style-name="Standard"><text:s text:c="12"/>const savedFormats = JSON.parse(localStorage.getItem('passwordFormats') || '[]');</text:p>
      <text:p text:style-name="Standard"><text:s text:c="12"/></text:p>
      <text:p text:style-name="Standard"><text:s text:c="12"/>if (savedFormats.length === 0) {</text:p>
      <text:p text:style-name="Standard"><text:s text:c="16"/>formatsList.style.display = 'none';</text:p>
      <text:p text:style-name="Standard"><text:s text:c="16"/>noFormats.style.display = 'block';</text:p>
      <text:p text:style-name="Standard"><text:s text:c="16"/>return;</text:p>
      <text:p text:style-name="Standard"><text:s text:c="12"/>}</text:p>
      <text:p text:style-name="Standard"><text:s text:c="12"/></text:p>
      <text:p text:style-name="Standard"><text:s text:c="12"/>formatsList.style.display = 'grid';</text:p>
      <text:p text:style-name="Standard"><text:s text:c="12"/>noFormats.style.display = 'none';</text:p>
      <text:p text:style-name="Standard"><text:s text:c="12"/></text:p>
      <text:p text:style-name="Standard"><text:s text:c="12"/>// Clear existing formats</text:p>
      <text:p text:style-name="Standard"><text:soft-page-break/><text:s text:c="12"/>formatsList.innerHTML = '';</text:p>
      <text:p text:style-name="Standard"><text:s text:c="12"/></text:p>
      <text:p text:style-name="Standard"><text:s text:c="12"/>// Add each format</text:p>
      <text:p text:style-name="Standard"><text:s text:c="12"/>savedFormats.forEach(format =&gt; {</text:p>
      <text:p text:style-name="Standard"><text:s text:c="16"/>const formatCard = document.createElement('div');</text:p>
      <text:p text:style-name="Standard"><text:s text:c="16"/>formatCard.className = 'format-card bg-gray-50 p-4 rounded-lg border border-gray-200';</text:p>
      <text:p text:style-name="Standard"><text:s text:c="16"/></text:p>
      <text:p text:style-name="Standard"><text:s text:c="16"/>// Format description</text:p>
      <text:p text:style-name="Standard"><text:s text:c="16"/>let description = `${format.length} chars, `;</text:p>
      <text:p text:style-name="Standard"><text:s text:c="16"/>const types = [];</text:p>
      <text:p text:style-name="Standard"><text:s text:c="16"/>if (format.uppercase) types.push('Uppercase');</text:p>
      <text:p text:style-name="Standard"><text:s text:c="16"/>if (format.lowercase) types.push('Lowercase');</text:p>
      <text:p text:style-name="Standard"><text:s text:c="16"/>if (format.numbers) types.push('Numbers');</text:p>
      <text:p text:style-name="Standard"><text:s text:c="16"/>if (format.symbols) types.push('Symbols');</text:p>
      <text:p text:style-name="Standard"><text:s text:c="16"/>description += types.join('/');</text:p>
      <text:p text:style-name="Standard"><text:s text:c="16"/></text:p>
      <text:p text:style-name="Standard"><text:s text:c="16"/>formatCard.innerHTML = `</text:p>
      <text:p text:style-name="Standard"><text:s text:c="20"/>&lt;div class="mb-3"&gt;</text:p>
      <text:p text:style-name="Standard"><text:s text:c="24"/>&lt;p class="font-medium"&gt;${description}&lt;/p&gt;</text:p>
      <text:p text:style-name="Standard"><text:s text:c="20"/>&lt;/div&gt;</text:p>
      <text:p text:style-name="Standard"><text:s text:c="20"/>&lt;div class="flex space-x-2"&gt;</text:p>
      <text:p text:style-name="Standard"><text:s text:c="24"/>&lt;button class="use-format flex-1 py-1 px-3 bg-blue-600 hover:bg-blue-700 text-white text-sm rounded transition" data-id="${format.id}"&gt;</text:p>
      <text:p text:style-name="Standard"><text:s text:c="28"/>Use</text:p>
      <text:p text:style-name="Standard"><text:s text:c="24"/>&lt;/button&gt;</text:p>
      <text:p text:style-name="Standard"><text:s text:c="24"/>&lt;button class="delete-format py-1 px-3 bg-red-600 hover:bg-red-700 text-white text-sm rounded transition" data-id="${format.id}"&gt;</text:p>
      <text:p text:style-name="Standard"><text:s text:c="28"/>&lt;i class="fas fa-trash"&gt;&lt;/i&gt;</text:p>
      <text:p text:style-name="Standard"><text:s text:c="24"/>&lt;/button&gt;</text:p>
      <text:p text:style-name="Standard"><text:s text:c="20"/>&lt;/div&gt;</text:p>
      <text:p text:style-name="Standard"><text:s text:c="16"/>`;</text:p>
      <text:p text:style-name="Standard"><text:s text:c="16"/></text:p>
      <text:p text:style-name="Standard"><text:s text:c="16"/>formatsList.appendChild(formatCard);</text:p>
      <text:p text:style-name="Standard"><text:s text:c="12"/>});</text:p>
      <text:p text:style-name="Standard"><text:s text:c="12"/></text:p>
      <text:p text:style-name="Standard"><text:s text:c="12"/>// Add event listeners to buttons</text:p>
      <text:p text:style-name="Standard"><text:s text:c="12"/>document.querySelectorAll('.use-format').forEach(btn =&gt; {</text:p>
      <text:p text:style-name="Standard"><text:s text:c="16"/>btn.addEventListener('click', (e) =&gt; {</text:p>
      <text:p text:style-name="Standard"><text:s text:c="20"/>const id = parseInt(e.target.dataset.id);</text:p>
      <text:p text:style-name="Standard"><text:s text:c="20"/>useFormat(id);</text:p>
      <text:p text:style-name="Standard"><text:s text:c="16"/>});</text:p>
      <text:p text:style-name="Standard"><text:s text:c="12"/>});</text:p>
      <text:p text:style-name="Standard"><text:s text:c="12"/></text:p>
      <text:p text:style-name="Standard"><text:s text:c="12"/>document.querySelectorAll('.delete-format').forEach(btn =&gt; {</text:p>
      <text:p text:style-name="Standard"><text:s text:c="16"/>btn.addEventListener('click', (e) =&gt; {</text:p>
      <text:p text:style-name="Standard"><text:s text:c="20"/>const id = parseInt(e.target.dataset.id);</text:p>
      <text:p text:style-name="Standard"><text:s text:c="20"/>deleteFormat(id);</text:p>
      <text:p text:style-name="Standard"><text:s text:c="16"/>});</text:p>
      <text:p text:style-name="Standard"><text:s text:c="12"/>});</text:p>
      <text:p text:style-name="Standard"><text:s text:c="8"/>}</text:p>
      <text:p text:style-name="Standard"/>
      <text:p text:style-name="Standard"><text:soft-page-break/><text:s text:c="8"/>// Use a saved format</text:p>
      <text:p text:style-name="Standard"><text:s text:c="8"/>function useFormat(id) {</text:p>
      <text:p text:style-name="Standard"><text:s text:c="12"/>const savedFormats = JSON.parse(localStorage.getItem('passwordFormats') || '[]');</text:p>
      <text:p text:style-name="Standard"><text:s text:c="12"/>const format = savedFormats.find(f =&gt; f.id === id);</text:p>
      <text:p text:style-name="Standard"><text:s text:c="12"/></text:p>
      <text:p text:style-name="Standard"><text:s text:c="12"/>if (format) {</text:p>
      <text:p text:style-name="Standard"><text:s text:c="16"/>// Apply format settings</text:p>
      <text:p text:style-name="Standard"><text:s text:c="16"/>lengthSlider.value = format.length;</text:p>
      <text:p text:style-name="Standard"><text:s text:c="16"/>lengthNumber.value = format.length;</text:p>
      <text:p text:style-name="Standard"><text:s text:c="16"/>lengthValue.textContent = format.length;</text:p>
      <text:p text:style-name="Standard"><text:s text:c="16"/>uppercaseCheck.checked = format.uppercase;</text:p>
      <text:p text:style-name="Standard"><text:s text:c="16"/>lowercaseCheck.checked = format.lowercase;</text:p>
      <text:p text:style-name="Standard"><text:s text:c="16"/>numbersCheck.checked = format.numbers;</text:p>
      <text:p text:style-name="Standard"><text:s text:c="16"/>symbolsCheck.checked = format.symbols;</text:p>
      <text:p text:style-name="Standard"><text:s text:c="16"/></text:p>
      <text:p text:style-name="Standard"><text:s text:c="16"/>// Generate new password</text:p>
      <text:p text:style-name="Standard"><text:s text:c="16"/>generatePassword();</text:p>
      <text:p text:style-name="Standard"><text:s text:c="16"/></text:p>
      <text:p text:style-name="Standard"><text:s text:c="16"/>// Show home section</text:p>
      <text:p text:style-name="Standard"><text:s text:c="16"/>showSection('home');</text:p>
      <text:p text:style-name="Standard"><text:s text:c="16"/></text:p>
      <text:p text:style-name="Standard"><text:s text:c="16"/>// Update active nav link</text:p>
      <text:p text:style-name="Standard"><text:s text:c="16"/>document.querySelectorAll('.nav-link').forEach(navLink =&gt; {</text:p>
      <text:p text:style-name="Standard"><text:s text:c="20"/>navLink.classList.remove('active');</text:p>
      <text:p text:style-name="Standard"><text:s text:c="16"/>});</text:p>
      <text:p text:style-name="Standard"><text:s text:c="16"/>document.querySelector('a[data-section="home"]').classList.add('active');</text:p>
      <text:p text:style-name="Standard"><text:s text:c="16"/></text:p>
      <text:p text:style-name="Standard"><text:s text:c="16"/>// Scroll to top</text:p>
      <text:p text:style-name="Standard"><text:s text:c="16"/>window.scrollTo({ top: 0, behavior: 'smooth' });</text:p>
      <text:p text:style-name="Standard"><text:s text:c="16"/></text:p>
      <text:p text:style-name="Standard"><text:s text:c="16"/>showToast('Format applied!');</text:p>
      <text:p text:style-name="Standard"><text:s text:c="12"/>}</text:p>
      <text:p text:style-name="Standard"><text:s text:c="8"/>}</text:p>
      <text:p text:style-name="Standard"/>
      <text:p text:style-name="Standard"><text:s text:c="8"/>// Delete a saved format</text:p>
      <text:p text:style-name="Standard"><text:s text:c="8"/>function deleteFormat(id) {</text:p>
      <text:p text:style-name="Standard"><text:s text:c="12"/>let savedFormats = JSON.parse(localStorage.getItem('passwordFormats') || '[]');</text:p>
      <text:p text:style-name="Standard"><text:s text:c="12"/>savedFormats = savedFormats.filter(f =&gt; f.id !== id);</text:p>
      <text:p text:style-name="Standard"><text:s text:c="12"/>localStorage.setItem('passwordFormats', JSON.stringify(savedFormats));</text:p>
      <text:p text:style-name="Standard"><text:s text:c="12"/>loadSavedFormats();</text:p>
      <text:p text:style-name="Standard"><text:s text:c="12"/>showToast('Format deleted!');</text:p>
      <text:p text:style-name="Standard"><text:s text:c="8"/>}</text:p>
      <text:p text:style-name="Standard"/>
      <text:p text:style-name="Standard"><text:s text:c="8"/>// Show toast notification</text:p>
      <text:p text:style-name="Standard"><text:s text:c="8"/>function showToast(message, type = 'success') {</text:p>
      <text:p text:style-name="Standard"><text:s text:c="12"/>toastMessage.textContent = message;</text:p>
      <text:p text:style-name="Standard"><text:s text:c="12"/></text:p>
      <text:p text:style-name="Standard"><text:s text:c="12"/>// Set background color based on type</text:p>
      <text:p text:style-name="Standard"><text:s text:c="12"/>if (type === 'error') {</text:p>
      <text:p text:style-name="Standard"><text:s text:c="16"/>toast.style.backgroundColor = '#EF4444'; // Red</text:p>
      <text:p text:style-name="Standard"><text:s text:c="12"/>} else {</text:p>
      <text:p text:style-name="Standard"><text:s text:c="16"/>toast.style.backgroundColor = '#10B981'; // Green</text:p>
      <text:p text:style-name="Standard"><text:soft-page-break/><text:s text:c="12"/>}</text:p>
      <text:p text:style-name="Standard"><text:s text:c="12"/></text:p>
      <text:p text:style-name="Standard"><text:s text:c="12"/>// Show toast</text:p>
      <text:p text:style-name="Standard"><text:s text:c="12"/>toast.classList.add('show');</text:p>
      <text:p text:style-name="Standard"><text:s text:c="12"/></text:p>
      <text:p text:style-name="Standard"><text:s text:c="12"/>// Hide after 3 seconds</text:p>
      <text:p text:style-name="Standard"><text:s text:c="12"/>setTimeout(() =&gt; {</text:p>
      <text:p text:style-name="Standard"><text:s text:c="16"/>toast.classList.remove('show');</text:p>
      <text:p text:style-name="Standard"><text:s text:c="12"/>}, 3000);</text:p>
      <text:p text:style-name="Standard"><text:s text:c="8"/>}</text:p>
      <text:p text:style-name="Standard"><text:s text:c="4"/>&lt;/script&gt;</text:p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2T02:22:29.717748500</meta:creation-date>
    <dc:date>2025-08-22T02:22:41.166192600</dc:date>
    <meta:editing-duration>PT12S</meta:editing-duration>
    <meta:editing-cycles>1</meta:editing-cycles>
    <meta:generator>LibreOffice/25.2.5.2$Windows_X86_64 LibreOffice_project/03d19516eb2e1dd5d4ccd751a0d6f35f35e08022</meta:generator>
    <meta:document-statistic meta:table-count="0" meta:image-count="0" meta:object-count="0" meta:page-count="27" meta:paragraph-count="1188" meta:word-count="4728" meta:character-count="63284" meta:non-whitespace-character-count="39588"/>
  </office:meta>
</office:document-meta>
</file>